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102cm" svg:stroke-color="#999999" draw:marker-start-width="0.352cm" draw:marker-end-width="0.352cm" draw:fill="solid" draw:fill-color="#ffffff" draw:textarea-horizontal-align="justify" draw:textarea-vertical-align="middle" draw:auto-grow-height="false" fo:min-height="0cm" fo:min-width="0cm" fo:padding-top="0.175cm" fo:padding-bottom="0.175cm" fo:padding-left="0.3cm" fo:padding-right="0.3cm" draw:shadow="visible" draw:shadow-offset-x="0.102cm" draw:shadow-offset-y="0.102cm" draw:shadow-color="#cccccc"/>
    </style:style>
    <style:style style:name="gr2" style:family="graphic" style:parent-style-name="standard">
      <style:graphic-properties svg:stroke-width="0.051cm" draw:marker-start="Rounded_20_short_20_Arrow" draw:marker-start-width="0.376cm" draw:marker-end="Rounded_20_short_20_Arrow" draw:marker-end-width="0.376cm" draw:textarea-horizontal-align="center"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fo:min-height="1.02cm"/>
    </style:style>
    <style:style style:name="gr4" style:family="graphic" style:parent-style-name="standard">
      <style:graphic-properties draw:stroke="solid" svg:stroke-width="0.051cm" draw:marker-start-width="0.276cm" draw:marker-end="Arrow" draw:marker-end-width="0.376cm" draw:textarea-horizontal-align="center" draw:textarea-vertical-align="middle" fo:padding-top="0.15cm" fo:padding-bottom="0.15cm" fo:padding-left="0.275cm" fo:padding-right="0.275cm"/>
    </style:style>
    <style:style style:name="gr5" style:family="graphic" style:parent-style-name="standard">
      <style:graphic-properties draw:stroke="dash" draw:stroke-dash="Ultrafine_20_2_20_Dots_20_3_20_Dashes" svg:stroke-width="0.051cm"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stroke="dash" draw:stroke-dash="Ultrafine_20_Dashed" svg:stroke-width="0.051cm" draw:marker-start="Rounded_20_short_20_Arrow" draw:marker-start-width="0.376cm" draw:marker-end="Rounded_20_short_20_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vertical-align="middle" fo:min-height="1.782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fo:min-height="0.762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0cm" fo:min-width="18.52cm"/>
    </style:style>
    <style:style style:name="gr12" style:family="graphic" style:parent-style-name="standard">
      <style:graphic-properties draw:stroke="solid" svg:stroke-width="0.102cm" svg:stroke-color="#999999" draw:marker-start-width="0.352cm" draw:marker-end-width="0.352cm" draw:fill="solid" draw:fill-color="#b3b3b3" draw:textarea-horizontal-align="justify" draw:textarea-vertical-align="middle" draw:auto-grow-height="false" fo:min-height="0cm" fo:min-width="0cm" fo:padding-top="0.175cm" fo:padding-bottom="0.175cm" fo:padding-left="0.3cm" fo:padding-right="0.3cm" draw:shadow="visible" draw:shadow-offset-x="0.102cm" draw:shadow-offset-y="0.102cm" draw:shadow-color="#cccccc"/>
    </style:style>
    <style:style style:name="gr13" style:family="graphic" style:parent-style-name="standard">
      <style:graphic-properties draw:stroke="none" svg:stroke-color="#000000" draw:fill="none" draw:fill-color="#ffffff" draw:textarea-horizontal-align="center" draw:textarea-vertical-align="justify" draw:auto-grow-height="false" draw:auto-grow-width="true" fo:min-width="0.516cm"/>
      <style:paragraph-properties style:writing-mode="tb-rl"/>
    </style:style>
    <style:style style:name="gr14" style:family="graphic" style:parent-style-name="standard">
      <style:graphic-properties draw:stroke="solid" svg:stroke-width="0.051cm" svg:stroke-color="#999999"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draw:shadow="hidden" draw:shadow-offset-x="0.102cm" draw:shadow-offset-y="0.102cm" draw:shadow-color="#cccccc"/>
    </style:style>
    <style:style style:name="gr1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 draw:marker-start-width="0.276cm" draw:marker-end="Rounded_20_short_20_Arrow" draw:marker-end-width="0.376cm" draw:textarea-horizontal-align="center" draw:textarea-vertical-align="middle" fo:padding-top="0.15cm" fo:padding-bottom="0.15cm" fo:padding-left="0.275cm" fo:padding-right="0.275cm"/>
    </style:style>
    <style:style style:name="gr17" style:family="graphic" style:parent-style-name="standard">
      <style:graphic-properties svg:stroke-width="0.051cm" draw:marker-start-width="0.276cm" draw:marker-end="Rounded_20_short_20_Arrow" draw:marker-end-width="0.376cm" draw:textarea-horizontal-align="center" draw:textarea-vertical-align="middle"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right" draw:textarea-vertical-align="justify" draw:auto-grow-height="false" draw:auto-grow-width="true" fo:min-width="0.762cm"/>
      <style:paragraph-properties style:writing-mode="tb-rl"/>
    </style:style>
    <style:style style:name="gr19" style:family="graphic" style:parent-style-name="standard">
      <style:graphic-properties draw:stroke="dash" draw:stroke-dash="Ultrafine_20_2_20_Dots_20_3_20_Dashes" svg:stroke-width="0.051cm" draw:marker-start-width="0.276cm" draw:marker-end="Arrow" draw:marker-end-width="0.276cm" draw:textarea-horizontal-align="center" draw:textarea-vertical-align="middle" fo:padding-top="0.15cm" fo:padding-bottom="0.15cm" fo:padding-left="0.275cm" fo:padding-right="0.275cm"/>
    </style:style>
    <style:style style:name="gr20" style:family="graphic" style:parent-style-name="standard">
      <style:graphic-properties draw:stroke="dash" draw:stroke-dash="Ultrafine_20_Dashed" svg:stroke-width="0.051cm" draw:marker-start-width="0.276cm" draw:marker-end-width="0.276cm" draw:fill="none" draw:textarea-horizontal-align="center" draw:textarea-vertical-align="middle" fo:padding-top="0.15cm" fo:padding-bottom="0.15cm" fo:padding-left="0.275cm" fo:padding-right="0.275cm"/>
    </style:style>
    <style:style style:name="gr21" style:family="graphic" style:parent-style-name="standard">
      <style:graphic-properties draw:fill="solid" draw:fill-color="#000000" draw:textarea-horizontal-align="center" draw:textarea-vertical-align="middle"/>
    </style:style>
    <style:style style:name="gr22" style:family="graphic" style:parent-style-name="standard">
      <style:graphic-properties draw:stroke="none" svg:stroke-color="#000000" draw:fill="none" draw:fill-color="#ffffff" fo:min-height="12.517cm"/>
    </style:style>
    <style:style style:name="gr23" style:family="graphic" style:parent-style-name="standard">
      <style:graphic-properties draw:fill="solid" draw:fill-color="#ff3366" draw:opacity="50%" draw:textarea-horizontal-align="justify" draw:textarea-vertical-align="middle" draw:auto-grow-height="false" fo:min-height="0cm" fo:min-width="0cm" draw:shadow-opacity="50%"/>
    </style:style>
    <style:style style:name="gr24"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25" style:family="graphic" style:parent-style-name="standard">
      <style:graphic-properties svg:stroke-width="0.051cm" svg:stroke-color="#00ae00" draw:marker-start-width="0.276cm" draw:marker-end-width="0.276cm" draw:fill="solid" draw:fill-color="#3deb3d" draw:textarea-horizontal-align="justify" draw:textarea-vertical-align="middle" draw:auto-grow-height="false" fo:min-height="0cm" fo:min-width="0cm" fo:padding-top="0.15cm" fo:padding-bottom="0.15cm" fo:padding-left="0.275cm" fo:padding-right="0.275cm" draw:shadow="visible" draw:shadow-offset-x="0.051cm" draw:shadow-offset-y="0.051cm"/>
    </style:style>
    <style:style style:name="gr26" style:family="graphic" style:parent-style-name="standard">
      <style:graphic-properties draw:stroke="solid" svg:stroke-width="0.051cm" draw:marker-start="Arrowheads_20_2" draw:marker-start-width="0.276cm" draw:marker-end-width="0.276cm" draw:textarea-horizontal-align="center" draw:textarea-vertical-align="middle" fo:padding-top="0.15cm" fo:padding-bottom="0.15cm" fo:padding-left="0.275cm" fo:padding-right="0.275cm"/>
    </style:style>
    <style:style style:name="gr27" style:family="graphic" style:parent-style-name="standard">
      <style:graphic-properties draw:stroke="dash" draw:stroke-dash="Ultrafine_20_2_20_Dots_20_3_20_Dashes" svg:stroke-width="0.051cm" draw:marker-start="Arrow" draw:marker-start-width="0.276cm" draw:marker-end="" draw:marker-end-width="0.276cm" draw:textarea-horizontal-align="center" draw:textarea-vertical-align="middle" fo:padding-top="0.15cm" fo:padding-bottom="0.15cm" fo:padding-left="0.275cm" fo:padding-right="0.275cm"/>
    </style:style>
    <style:style style:name="gr28" style:family="graphic" style:parent-style-name="standard">
      <style:graphic-properties draw:stroke="solid" svg:stroke-width="0.051cm" draw:marker-start="Arrow" draw:marker-start-width="0.276cm" draw:marker-end="Arrow" draw:marker-end-width="0.276cm" draw:textarea-horizontal-align="center" draw:textarea-vertical-align="middle" fo:padding-top="0.15cm" fo:padding-bottom="0.15cm" fo:padding-left="0.275cm" fo:padding-right="0.275cm"/>
    </style:style>
    <style:style style:name="gr29" style:family="graphic" style:parent-style-name="standard">
      <style:graphic-properties draw:stroke="dash" draw:stroke-dash="Ultrafine_20_Dashed" svg:stroke-width="0.051cm" draw:marker-start="Arrow" draw:marker-start-width="0.276cm" draw:marker-end="Arrow" draw:marker-end-width="0.276cm" draw:textarea-horizontal-align="center" draw:textarea-vertical-align="middle" fo:padding-top="0.15cm" fo:padding-bottom="0.15cm" fo:padding-left="0.275cm" fo:padding-right="0.275cm"/>
    </style:style>
    <style:style style:name="gr30" style:family="graphic" style:parent-style-name="standard">
      <style:graphic-properties svg:stroke-width="0.051cm" draw:marker-start-width="0.276cm" draw:marker-end-width="0.276cm" draw:fill="solid" draw:fill-color="#ffffff" draw:textarea-horizontal-align="justify" draw:textarea-vertical-align="top" draw:auto-grow-height="false" fo:min-height="0cm" fo:min-width="0cm" fo:padding-top="0.15cm" fo:padding-bottom="0.15cm" fo:padding-left="0.275cm" fo:padding-right="0.275cm" draw:shadow="visible" draw:shadow-offset-x="0.051cm" draw:shadow-offset-y="0.051cm"/>
    </style:style>
    <style:style style:name="gr31" style:family="graphic" style:parent-style-name="standard">
      <style:graphic-properties draw:stroke="none" draw:fill="solid" draw:fill-color="#00ffff" draw:textarea-horizontal-align="center" draw:textarea-vertical-align="top"/>
    </style:style>
    <style:style style:name="gr32" style:family="graphic" style:parent-style-name="standard">
      <style:graphic-properties draw:stroke="none" draw:fill="solid" draw:fill-color="#e6e6ff" draw:textarea-horizontal-align="center" draw:textarea-vertical-align="top"/>
    </style:style>
    <style:style style:name="gr33" style:family="graphic" style:parent-style-name="standard">
      <style:graphic-properties draw:stroke="none" draw:fill="gradient" draw:fill-gradient-name="Linear_20_Sun3_2f_Sun2" draw:textarea-horizontal-align="left" draw:textarea-vertical-align="middle" draw:auto-grow-height="false" fo:min-height="0.749cm" fo:min-width="0.499cm"/>
    </style:style>
    <style:style style:name="gr34"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draw:shadow="visible" draw:shadow-offset-x="0.051cm" draw:shadow-offset-y="0.051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true" fo:min-height="1.279cm" fo:min-width="0cm"/>
    </style:style>
    <style:style style:name="gr36" style:family="graphic" style:parent-style-name="standard">
      <style:graphic-properties draw:stroke="dash" draw:stroke-dash="Ultrafine_20_Dashed" svg:stroke-width="2.54cm" svg:stroke-color="#94bd5e" draw:marker-start="Arrowheads_20_1" draw:marker-start-width="4.09cm" draw:marker-end="Arrowheads_20_1" draw:marker-end-width="4.09cm" draw:textarea-horizontal-align="center" draw:textarea-vertical-align="middle" fo:padding-top="1.375cm" fo:padding-bottom="1.375cm" fo:padding-left="1.5cm" fo:padding-right="1.5cm"/>
    </style:style>
    <style:style style:name="gr37" style:family="graphic" style:parent-style-name="standard">
      <style:graphic-properties draw:stroke="none" svg:stroke-color="#000000" draw:fill="none" draw:fill-color="#ffffff" draw:textarea-horizontal-align="center" draw:textarea-vertical-align="justify" draw:auto-grow-height="false" draw:auto-grow-width="true" fo:min-width="0.334cm"/>
      <style:paragraph-properties style:writing-mode="tb-rl"/>
    </style:style>
    <style:style style:name="gr38" style:family="graphic" style:parent-style-name="standard">
      <style:graphic-properties draw:stroke="none" svg:stroke-color="#000000" draw:fill="none" draw:fill-color="#ffffff" draw:textarea-horizontal-align="center" draw:textarea-vertical-align="justify" draw:auto-grow-height="false" draw:auto-grow-width="true" fo:min-width="0.865cm"/>
      <style:paragraph-properties style:writing-mode="tb-rl"/>
    </style:style>
    <style:style style:name="gr39" style:family="graphic" style:parent-style-name="standard">
      <style:graphic-properties draw:stroke="none" svg:stroke-width="0cm" svg:stroke-color="#00ff00" draw:marker-start-width="0.276cm" draw:marker-end-width="0.276cm" draw:fill="solid" draw:fill-color="#ff3366" draw:opacity="50%" draw:textarea-horizontal-align="center" draw:textarea-vertical-align="middle" fo:padding-top="0.15cm" fo:padding-bottom="0.15cm" fo:padding-left="0.275cm" fo:padding-right="0.275cm" draw:shadow-opacity="50%"/>
    </style:style>
    <style:style style:name="gr40" style:family="graphic" style:parent-style-name="standard" style:list-style-name="L1">
      <style:graphic-properties draw:stroke="solid" draw:stroke-dash="Dash_20_2" svg:stroke-width="0cm" svg:stroke-color="#00000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2" svg:stroke-width="0cm" svg:stroke-color="#00000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2" svg:stroke-width="0cm" svg:stroke-color="#00000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2" svg:stroke-width="0cm" svg:stroke-color="#00000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2" svg:stroke-width="0cm" svg:stroke-color="#00000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_20_2" svg:stroke-width="0cm" svg:stroke-color="#00000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graphic-properties draw:stroke="none" draw:fill="solid" draw:fill-color="#e6e6ff" draw:fill-gradient-name="Gradient_20_1" draw:opacity="50%" draw:textarea-vertical-align="middle" draw:auto-grow-height="false" fo:min-height="0.749cm" fo:min-width="0.499cm" draw:shadow-offset-x="0.305cm" draw:shadow-offset-y="0.305cm" draw:shadow-opacity="50%"/>
    </style:style>
    <style:style style:name="gr47" style:family="graphic" style:parent-style-name="standard">
      <style:graphic-properties draw:stroke="none" svg:stroke-color="#000000" draw:fill="none" draw:fill-color="#ffffff" draw:textarea-horizontal-align="right" draw:textarea-vertical-align="top" draw:auto-grow-height="true" draw:auto-grow-width="true" fo:min-height="6.608cm" fo:min-width="4.326cm"/>
      <style:paragraph-properties style:writing-mode="tb-rl"/>
    </style:style>
    <style:style style:name="gr48" style:family="graphic" style:parent-style-name="standard">
      <style:graphic-properties draw:stroke="dash" draw:stroke-dash="Ultrafine_20_Dashed" svg:stroke-width="0.051cm" draw:marker-start="Arrow" draw:marker-start-width="0.376cm" draw:marker-end="Arrow" draw:marker-end-width="0.376cm" draw:textarea-horizontal-align="center" draw:textarea-vertical-align="middle" fo:padding-top="0.15cm" fo:padding-bottom="0.15cm" fo:padding-left="0.275cm" fo:padding-right="0.275cm"/>
    </style:style>
    <style:style style:name="gr49" style:family="graphic" style:parent-style-name="standard">
      <style:graphic-properties draw:stroke="none" svg:stroke-color="#000000" draw:fill="none" draw:fill-color="#ffffff" draw:textarea-horizontal-align="center" draw:textarea-vertical-align="justify" draw:auto-grow-height="false" draw:auto-grow-width="true" fo:min-width="0.77cm"/>
      <style:paragraph-properties style:writing-mode="tb-rl"/>
    </style:style>
    <style:style style:name="gr50" style:family="graphic" style:parent-style-name="standard">
      <style:graphic-properties draw:stroke="dash" draw:stroke-dash="Ultrafine_20_2_20_Dots_20_3_20_Dashes" svg:stroke-width="0.051cm" draw:marker-start="Arrow" draw:marker-start-width="0.376cm" draw:marker-end="Arrow" draw:marker-end-width="0.376cm" draw:textarea-horizontal-align="center" draw:textarea-vertical-align="middle" fo:padding-top="0.15cm" fo:padding-bottom="0.15cm" fo:padding-left="0.275cm" fo:padding-right="0.275cm"/>
    </style:style>
    <style:style style:name="gr51" style:family="graphic" style:parent-style-name="standard">
      <style:graphic-properties draw:stroke="none" svg:stroke-color="#000000" draw:fill="none" draw:fill-color="#ffffff" draw:textarea-horizontal-align="right" draw:textarea-vertical-align="justify" draw:auto-grow-height="false" draw:auto-grow-width="true" fo:min-width="0.508cm"/>
      <style:paragraph-properties style:writing-mode="tb-rl"/>
    </style:style>
    <style:style style:name="gr5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3" style:family="graphic" style:parent-style-name="standard">
      <style:graphic-properties draw:stroke="none" draw:fill="solid" draw:fill-color="#ffffff" draw:textarea-horizontal-align="justify" draw:textarea-vertical-align="middle" draw:auto-grow-height="false" fo:min-height="0cm" fo:min-width="0cm"/>
    </style:style>
    <style:style style:name="gr54" style:family="graphic" style:parent-style-name="standard">
      <style:graphic-properties draw:stroke="solid" svg:stroke-width="0.051cm" svg:stroke-color="#999999"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draw:shadow="visible" draw:shadow-offset-x="0.102cm" draw:shadow-offset-y="0.102cm" draw:shadow-color="#cccccc"/>
    </style:style>
    <style:style style:name="gr55" style:family="graphic" style:parent-style-name="standard">
      <style:graphic-properties draw:stroke="dash" draw:stroke-dash="Ultrafine_20_2_20_Dots_20_3_20_Dashes" svg:stroke-width="0cm" draw:marker-start="" draw:marker-start-width="0.2cm" draw:marker-end="Arrow" draw:marker-end-width="0.2cm" draw:textarea-horizontal-align="center" draw:textarea-vertical-align="middle" fo:padding-top="0.125cm" fo:padding-bottom="0.125cm" fo:padding-left="0.25cm" fo:padding-right="0.25cm"/>
    </style:style>
    <style:style style:name="gr56" style:family="graphic" style:parent-style-name="standard">
      <style:graphic-properties draw:stroke="dash" draw:stroke-dash="Ultrafine_20_2_20_Dots_20_3_20_Dashes" svg:stroke-width="0cm" draw:marker-start-width="0.2cm" draw:marker-end="Arrow" draw:marker-end-width="0.2cm" draw:textarea-horizontal-align="center" draw:textarea-vertical-align="middle" fo:padding-top="0.125cm" fo:padding-bottom="0.125cm" fo:padding-left="0.25cm" fo:padding-right="0.25cm"/>
    </style:style>
    <style:style style:name="gr57" style:family="graphic" style:parent-style-name="standard">
      <style:graphic-properties draw:stroke="solid" draw:stroke-dash="Ultrafine_20_2_20_Dots_20_3_20_Dashes" draw:marker-start="" draw:marker-end="Arrow" draw:textarea-horizontal-align="center" draw:textarea-vertical-align="middle"/>
    </style:style>
    <style:style style:name="gr58" style:family="graphic" style:parent-style-name="standard">
      <style:graphic-properties draw:stroke="solid" draw:stroke-dash="Fine_20_Dashed" draw:marker-end="Arrow" draw:textarea-horizontal-align="center" draw:textarea-vertical-align="middle"/>
    </style:style>
    <style:style style:name="gr59" style:family="graphic" style:parent-style-name="standard">
      <style:graphic-properties draw:stroke="none" svg:stroke-color="#000000" draw:fill="none" draw:fill-color="#ffffff" draw:textarea-horizontal-align="right" draw:textarea-vertical-align="justify" draw:auto-grow-height="false" draw:auto-grow-width="true" fo:min-width="0.263cm"/>
      <style:paragraph-properties style:writing-mode="tb-rl"/>
    </style:style>
    <style:style style:name="gr60" style:family="graphic" style:parent-style-name="standard">
      <style:graphic-properties draw:stroke="solid" svg:stroke-width="0.051cm" svg:stroke-color="#999999"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draw:shadow="visible" draw:shadow-offset-x="0.102cm" draw:shadow-offset-y="0.102cm" draw:shadow-color="#cccccc"/>
    </style:style>
    <style:style style:name="gr61" style:family="graphic" style:parent-style-name="standard">
      <style:graphic-properties draw:stroke="none" draw:fill="gradient" draw:fill-color="#99ccff" draw:fill-gradient-name="Radial_20_blue_2f_white" draw:opacity="50%" draw:textarea-horizontal-align="justify" draw:textarea-vertical-align="middle" draw:auto-grow-height="false" fo:min-height="0cm" fo:min-width="0cm" draw:shadow="visible" draw:shadow-offset-x="0.051cm" draw:shadow-offset-y="0.051cm" draw:shadow-opacity="50%"/>
    </style:style>
    <style:style style:name="gr62" style:family="graphic" style:parent-style-name="standard">
      <style:graphic-properties draw:stroke="none" svg:stroke-color="#000000" draw:fill="none" draw:fill-color="#ffffff" draw:textarea-horizontal-align="center" draw:textarea-vertical-align="middle" draw:auto-grow-height="true" draw:auto-grow-width="false" fo:min-height="0cm" fo:min-width="15.106cm"/>
    </style:style>
    <style:style style:name="gr63"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family="Tahoma" style:font-pitch="variable"/>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Tahoma" style:font-pitch="variable" fo:font-size="12pt"/>
    </style:style>
    <style:style style:name="P6" style:family="paragraph">
      <style:paragraph-properties fo:margin-left="0cm" fo:margin-right="0cm" fo:text-align="end" fo:text-indent="0cm"/>
    </style:style>
    <style:style style:name="P7" style:family="paragraph">
      <style:paragraph-properties fo:margin-left="0cm" fo:margin-right="0cm" fo:text-align="end" fo:text-indent="0cm"/>
      <style:text-properties fo:font-size="12pt"/>
    </style:style>
    <style:style style:name="P8" style:family="paragraph">
      <style:paragraph-properties fo:text-align="center"/>
      <style:text-properties fo:font-family="Tahoma" style:font-pitch="variable" fo:font-size="12pt" fo:font-weight="bold"/>
    </style:style>
    <style:style style:name="P9" style:family="paragraph">
      <style:paragraph-properties fo:margin-left="0cm" fo:margin-right="0cm" fo:text-align="center" fo:text-indent="0cm"/>
      <style:text-properties fo:font-family="Tahoma" style:font-pitch="variable" fo:font-size="12pt" fo:font-weight="bold"/>
    </style:style>
    <style:style style:name="P10" style:family="paragraph">
      <style:paragraph-properties fo:margin-left="0cm" fo:margin-right="0cm" fo:text-align="center" fo:text-indent="0cm"/>
      <style:text-properties fo:color="#e6e6ff" fo:font-size="20pt" fo:font-weight="bold"/>
    </style:style>
    <style:style style:name="P11" style:family="paragraph">
      <style:paragraph-properties fo:margin-left="0cm" fo:margin-right="0cm" fo:text-align="center" fo:text-indent="0cm"/>
      <style:text-properties fo:font-size="12pt"/>
    </style:style>
    <style:style style:name="P12" style:family="paragraph">
      <style:paragraph-properties fo:margin-left="0cm" fo:margin-right="0cm" fo:text-indent="0cm"/>
    </style:style>
    <style:style style:name="P13" style:family="paragraph">
      <style:paragraph-properties fo:margin-left="0cm" fo:margin-right="0cm" fo:text-align="center" fo:text-indent="0cm"/>
      <style:text-properties fo:font-size="10.5pt"/>
    </style:style>
    <style:style style:name="P14" style:family="paragraph">
      <style:paragraph-properties fo:margin-left="0cm" fo:margin-right="0cm" fo:text-indent="0cm"/>
      <style:text-properties fo:font-size="10.5pt"/>
    </style:style>
    <style:style style:name="P15" style:family="paragraph">
      <style:paragraph-properties fo:margin-left="0cm" fo:margin-right="0cm" fo:text-indent="0cm"/>
      <style:text-properties fo:font-size="12pt"/>
    </style:style>
    <style:style style:name="P16" style:family="paragraph">
      <style:paragraph-properties fo:margin-left="0cm" fo:margin-right="0cm" fo:text-align="center" fo:text-indent="0cm"/>
      <style:text-properties fo:font-family="Tahoma" style:font-pitch="variable" fo:font-size="12pt"/>
    </style:style>
    <style:style style:name="P17" style:family="paragraph">
      <style:paragraph-properties fo:text-align="center"/>
      <style:text-properties fo:font-family="Tahoma" style:font-pitch="variable" fo:font-size="12pt"/>
    </style:style>
    <style:style style:name="P18" style:family="paragraph">
      <style:paragraph-properties fo:text-align="start"/>
    </style:style>
    <style:style style:name="P19" style:family="paragraph">
      <style:paragraph-properties fo:margin-left="0cm" fo:margin-right="0cm" fo:text-align="start" fo:text-indent="0cm"/>
      <style:text-properties fo:font-family="'Courier 10 Pitch'" style:font-pitch="fixed" fo:font-size="12pt"/>
    </style:style>
    <style:style style:name="P20" style:family="paragraph">
      <style:paragraph-properties fo:margin-left="0cm" fo:margin-right="0cm" fo:text-align="end" fo:text-indent="0cm"/>
      <style:text-properties fo:color="#e6e6ff" fo:font-size="14pt" fo:font-weight="bold"/>
    </style:style>
    <style:style style:name="P21" style:family="paragraph">
      <style:paragraph-properties fo:margin-left="0cm" fo:margin-right="0cm" fo:text-align="start" fo:text-indent="0cm"/>
      <style:text-properties fo:color="#e6e6ff" fo:font-size="14pt" fo:font-weight="bold"/>
    </style:style>
    <style:style style:name="P2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uxi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Luxi Sans'" style:font-pitch-asian="variable" style:font-size-asian="18pt" style:language-asian="none" style:country-asian="none" style:font-style-asian="normal" style:font-weight-asian="normal" style:font-family-complex="Tahoma" style:font-pitch-complex="variable" style:font-size-complex="18pt" style:language-complex="none" style:country-complex="none" style:font-style-complex="normal" style:font-weight-complex="normal" style:text-emphasize="none" style:text-scale="100%" style:font-relief="none" fo:hyphenate="false"/>
    </style:style>
    <style:style style:name="P23" style:family="paragraph">
      <style:paragraph-properties fo:margin-left="0cm" fo:margin-right="0cm" fo:text-align="center" fo:text-indent="0cm"/>
      <style:text-properties fo:font-family="Tahoma" style:font-pitch="variable" fo:font-size="12pt"/>
    </style:style>
    <style:style style:name="P24" style:family="paragraph">
      <style:text-properties fo:font-family="Tahoma" style:font-pitch="variable" fo:font-size="14pt" fo:font-style="normal" fo:font-weight="bold"/>
    </style:style>
    <style:style style:name="P25" style:family="paragraph">
      <style:text-properties fo:font-family="Tahoma" style:font-pitch="variable" fo:font-size="12pt" fo:font-weight="bold"/>
    </style:style>
    <style:style style:name="P26" style:family="paragraph">
      <style:paragraph-properties fo:text-align="center"/>
      <style:text-properties fo:font-size="12pt"/>
    </style:style>
    <style:style style:name="P27" style:family="paragraph">
      <style:paragraph-properties fo:margin-left="0cm" fo:margin-right="0cm" fo:text-align="center" fo:text-indent="0cm"/>
      <style:text-properties fo:font-family="Tahoma" style:font-pitch="variable" fo:font-size="24pt" fo:font-weight="normal"/>
    </style:style>
    <style:style style:name="T1" style:family="text">
      <style:text-properties fo:font-family="Tahoma" style:font-pitch="variable"/>
    </style:style>
    <style:style style:name="T2" style:family="text">
      <style:text-properties fo:font-family="'Courier 10 Pitch'" style:font-pitch="fixed" fo:font-size="16pt"/>
    </style:style>
    <style:style style:name="T3" style:family="text">
      <style:text-properties fo:font-family="Tahoma" style:font-pitch="variable" fo:font-size="12pt"/>
    </style:style>
    <style:style style:name="T4" style:family="text">
      <style:text-properties fo:font-size="12pt"/>
    </style:style>
    <style:style style:name="T5" style:family="text">
      <style:text-properties fo:font-family="Tahoma" style:font-pitch="variable" fo:font-size="12pt" fo:font-weight="bold"/>
    </style:style>
    <style:style style:name="T6" style:family="text">
      <style:text-properties fo:color="#e6e6ff" fo:font-size="20pt" fo:font-weight="bold"/>
    </style:style>
    <style:style style:name="T7" style:family="text">
      <style:text-properties fo:font-family="'Courier 10 Pitch'" style:font-pitch="fixed" fo:font-size="12pt"/>
    </style:style>
    <style:style style:name="T8" style:family="text">
      <style:text-properties fo:font-family="'Luxi Sans'" style:font-pitch="variable" fo:font-size="12pt"/>
    </style:style>
    <style:style style:name="T9" style:family="text">
      <style:text-properties fo:font-size="10.5pt"/>
    </style:style>
    <style:style style:name="T10" style:family="text">
      <style:text-properties fo:font-weight="bold"/>
    </style:style>
    <style:style style:name="T11" style:family="text">
      <style:text-properties fo:font-family="'Courier 10 Pitch'" style:font-pitch="fixed"/>
    </style:style>
    <style:style style:name="T12" style:family="text">
      <style:text-properties fo:color="#e6e6ff" fo:font-size="14pt" fo:font-weight="bold"/>
    </style:style>
    <style:style style:name="T13" style:family="text">
      <style:text-properties fo:font-family="Tahoma" style:font-pitch="variable" fo:font-size="12pt"/>
    </style:style>
    <style:style style:name="T14" style:family="text">
      <style:text-properties fo:font-family="Tahoma" style:font-pitch="variable" fo:font-size="14pt" fo:font-style="normal" fo:font-weight="bold"/>
    </style:style>
    <style:style style:name="T15" style:family="text">
      <style:text-properties fo:font-family="Tahoma" style:font-pitch="variable" fo:font-size="12pt" fo:font-weight="bold"/>
    </style:style>
    <style:style style:name="T16" style:family="text">
      <style:text-properties fo:font-family="Tahoma" style:font-pitch="variable" fo:font-size="24pt" fo:font-weight="normal"/>
    </style:style>
    <style:style style:name="T17" style:family="text">
      <style:text-properties fo:font-family="Tahoma" style:font-pitch="variable" fo:font-size="18pt" fo:font-style="italic"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4.328cm" svg:height="3.074cm" svg:x="3.302cm" svg:y="11.404cm">
          <text:p text:style-name="P1"><text:span text:style-name="T1">MySQL #2</text:span></text:p>
          <text:p text:style-name="P1"><text:span text:style-name="T2">10.0.0.2</text:span></text:p>
          <text:p text:style-name="P1"><text:span text:style-name="T3">(standby)</text:span></text:p>
          <text:p text:style-name="P1"><text:span text:style-name="T2">192.168.2.1</text:span></text:p>
          <draw:enhanced-geometry svg:viewBox="0 0 21600 21600" draw:type="rectangle" draw:enhanced-path="M 0 0 L 21600 0 21600 21600 0 21600 0 0 Z N"/>
        </draw:custom-shape>
        <draw:custom-shape draw:style-name="gr1" draw:text-style-name="P2" draw:layer="layout" svg:width="4.253cm" svg:height="3.048cm" svg:x="3.302cm" svg:y="5.742cm">
          <text:p text:style-name="P1"><text:span text:style-name="T1">MySQL #1</text:span></text:p>
          <text:p text:style-name="P1"><text:span text:style-name="T2">10.0.0.1</text:span></text:p>
          <text:p text:style-name="P1"><text:span text:style-name="T3">(primary)</text:span></text:p>
          <text:p text:style-name="P1"><text:span text:style-name="T2">192.168.2.1</text:span></text:p>
          <draw:enhanced-geometry svg:viewBox="0 0 21600 21600" draw:type="rectangle" draw:enhanced-path="M 0 0 L 21600 0 21600 21600 0 21600 0 0 Z N"/>
        </draw:custom-shape>
        <draw:line draw:style-name="gr2" draw:text-style-name="P3" draw:layer="layout" svg:x1="6.096cm" svg:y1="8.89cm" svg:x2="6.096cm" svg:y2="11.43cm">
          <text:p text:style-name="P12"/>
        </draw:line>
        <draw:frame draw:style-name="gr3" draw:text-style-name="P5" draw:layer="layout" svg:width="2.54cm" svg:height="1.275cm" svg:x="6.096cm" svg:y="9.393cm">
          <draw:text-box>
            <text:p text:style-name="P4"><text:span text:style-name="T3">Linux</text:span></text:p>
            <text:p text:style-name="P4"><text:span text:style-name="T3">Heartbeat</text:span></text:p>
          </draw:text-box>
        </draw:frame>
        <draw:custom-shape draw:style-name="gr1" draw:text-style-name="P2" draw:layer="layout" svg:width="4.488cm" svg:height="2.508cm" svg:x="10.906cm" svg:y="8.955cm">
          <text:p text:style-name="P1"><text:span text:style-name="T1">Web Server</text:span></text:p>
          <text:p text:style-name="P1"><text:span text:style-name="T2">192.168.1.1</text:span></text:p>
          <draw:enhanced-geometry svg:viewBox="0 0 21600 21600" draw:type="rectangle" draw:enhanced-path="M 0 0 L 21600 0 21600 21600 0 21600 0 0 Z N"/>
        </draw:custom-shape>
        <draw:line draw:style-name="gr4" draw:text-style-name="P3" draw:layer="layout" svg:x1="9.652cm" svg:y1="10.16cm" svg:x2="7.874cm" svg:y2="7.874cm">
          <text:p text:style-name="P12"/>
        </draw:line>
        <draw:line draw:style-name="gr5" draw:text-style-name="P3" draw:layer="layout" svg:x1="9.652cm" svg:y1="10.16cm" svg:x2="7.874cm" svg:y2="12.446cm">
          <text:p text:style-name="P12"/>
        </draw:line>
        <draw:line draw:style-name="gr6" draw:text-style-name="P3" draw:layer="layout" svg:x1="9.652cm" svg:y1="10.16cm" svg:x2="10.922cm" svg:y2="10.16cm">
          <text:p text:style-name="P12"/>
        </draw:line>
        <draw:line draw:style-name="gr7" draw:text-style-name="P3" draw:layer="layout" svg:x1="4.826cm" svg:y1="8.89cm" svg:x2="4.826cm" svg:y2="11.43cm">
          <text:p text:style-name="P12"/>
        </draw:line>
        <draw:frame draw:style-name="gr8" draw:text-style-name="P7" draw:layer="layout" svg:width="2.794cm" svg:height="2.032cm" svg:x="2.032cm" svg:y="9.144cm">
          <draw:text-box>
            <text:p text:style-name="P6"><text:span text:style-name="T4">MySQL</text:span></text:p>
            <text:p text:style-name="P6"><text:span text:style-name="T4">Replication</text:span></text:p>
            <text:p text:style-name="P6"><text:span text:style-name="T4">Link</text:span></text:p>
          </draw:text-box>
        </draw:frame>
        <draw:frame draw:style-name="gr9" draw:text-style-name="P8" draw:layer="layout" svg:width="5.607cm" svg:height="1.275cm" svg:x="5.08cm" svg:y="3.81cm">
          <draw:text-box>
            <text:p text:style-name="P1"><text:span text:style-name="T5">SINGLE SITE LOCATION</text:span></text:p>
            <text:p text:style-name="P1"><text:span text:style-name="T5">USING HEARTBEAT</text:span></text:p>
          </draw:text-box>
        </draw:frame>
      </draw:page>
      <draw:page draw:name="page2" draw:style-name="dp1" draw:master-page-name="Default">
        <draw:custom-shape draw:style-name="gr1" draw:text-style-name="P2" draw:id="id2" draw:layer="layout" svg:width="4.328cm" svg:height="3.074cm" svg:x="2.902cm" svg:y="11.404cm">
          <text:p text:style-name="P1"><text:span text:style-name="T1">MySQL #2</text:span></text:p>
          <text:p text:style-name="P1"><text:span text:style-name="T2">10.0.0.2</text:span></text:p>
          <text:p text:style-name="P1"><text:span text:style-name="T3">(secondary)</text:span></text:p>
          <draw:enhanced-geometry svg:viewBox="0 0 21600 21600" draw:type="rectangle" draw:enhanced-path="M 0 0 L 21600 0 21600 21600 0 21600 0 0 Z N"/>
        </draw:custom-shape>
        <draw:custom-shape draw:style-name="gr1" draw:text-style-name="P2" draw:id="id3" draw:layer="layout" svg:width="4.253cm" svg:height="3.048cm" svg:x="2.902cm" svg:y="5.742cm">
          <text:p text:style-name="P1"><text:span text:style-name="T1">MySQL #1</text:span></text:p>
          <text:p text:style-name="P1"><text:span text:style-name="T2">10.0.0.1</text:span></text:p>
          <text:p text:style-name="P1"><text:span text:style-name="T3">(primary)</text:span></text:p>
          <draw:enhanced-geometry svg:viewBox="0 0 21600 21600" draw:type="rectangle" draw:enhanced-path="M 0 0 L 21600 0 21600 21600 0 21600 0 0 Z N"/>
        </draw:custom-shape>
        <draw:line draw:style-name="gr7" draw:text-style-name="P3" draw:layer="layout" svg:x1="4.426cm" svg:y1="8.89cm" svg:x2="4.426cm" svg:y2="11.43cm">
          <text:p text:style-name="P12"/>
        </draw:line>
        <draw:frame draw:style-name="gr10" draw:text-style-name="P7" draw:layer="layout" svg:width="3.264cm" svg:height="2.315cm" svg:x="1.162cm" svg:y="9.077cm">
          <draw:text-box>
            <text:p text:style-name="P6"><text:span text:style-name="T4">MySQL</text:span></text:p>
            <text:p text:style-name="P6"><text:span text:style-name="T4">Master-Master</text:span></text:p>
            <text:p text:style-name="P6"><text:span text:style-name="T4">Replication</text:span></text:p>
            <text:p text:style-name="P6"><text:span text:style-name="T4">Link</text:span></text:p>
          </draw:text-box>
        </draw:frame>
        <draw:frame draw:style-name="gr11" draw:text-style-name="P9" draw:layer="layout" svg:width="19.02cm" svg:height="1.787cm" svg:x="1.27cm" svg:y="2.136cm">
          <draw:text-box>
            <text:p text:style-name="P1"><text:span text:style-name="T5">SINGLE SITE LOCATION</text:span></text:p>
            <text:p text:style-name="P1"><text:span text:style-name="T5">USING MPP ON LinuxVirtualServer</text:span></text:p>
            <text:p text:style-name="P1"><text:span text:style-name="T5">2 NODES</text:span></text:p>
          </draw:text-box>
        </draw:frame>
        <draw:custom-shape draw:style-name="gr12" draw:text-style-name="P2" draw:id="id1" draw:layer="layout" svg:width="5.08cm" svg:height="3.302cm" svg:x="8.02cm" svg:y="8.509cm">
          <text:p text:style-name="P12"/>
          <draw:enhanced-geometry svg:viewBox="0 0 21600 21600" draw:mirror-horizontal="false" draw:mirror-vertical="false" draw:type="rectangle" draw:enhanced-path="M 0 0 L 21600 0 21600 21600 0 21600 0 0 Z N"/>
        </draw:custom-shape>
        <draw:frame draw:style-name="gr13" draw:text-style-name="P10" draw:layer="layout" svg:width="1.369cm" svg:height="3.302cm" svg:x="8.02cm" svg:y="8.636cm">
          <draw:text-box>
            <text:p text:style-name="P10"><text:span text:style-name="T6">MPP</text:span></text:p>
          </draw:text-box>
        </draw:frame>
        <draw:custom-shape draw:style-name="gr1" draw:text-style-name="P2" draw:layer="layout" svg:width="3.965cm" svg:height="2.508cm" svg:x="15.854cm" svg:y="8.955cm">
          <text:p text:style-name="P1"><text:span text:style-name="T1">Web Server</text:span></text:p>
          <text:p text:style-name="P1"><text:span text:style-name="T2">192.168.1.1</text:span></text:p>
          <draw:enhanced-geometry svg:viewBox="0 0 21600 21600" draw:type="rectangle" draw:enhanced-path="M 0 0 L 21600 0 21600 21600 0 21600 0 0 Z N"/>
        </draw:custom-shape>
        <draw:custom-shape draw:style-name="gr14" draw:text-style-name="P11" draw:layer="layout" svg:width="3.719cm" svg:height="2.54cm" svg:x="9.8cm" svg:y="8.89cm">
          <text:p text:style-name="P1"><text:span text:style-name="T4">LVS</text:span></text:p>
          <text:p text:style-name="P1"><text:span text:style-name="T7">192.168.2.1</text:span></text:p>
          <text:p text:style-name="P1"><text:span text:style-name="T8">NAT</text:span></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line draw:style-name="gr15" draw:text-style-name="P3" draw:layer="layout" svg:x1="15.854cm" svg:y1="10.16cm" svg:x2="13.354cm" svg:y2="10.16cm">
          <text:p text:style-name="P12"/>
        </draw:line>
        <draw:line draw:style-name="gr16" draw:text-style-name="P3" draw:layer="layout" svg:x1="10.382cm" svg:y1="9.398cm" svg:x2="7.258cm" svg:y2="7.112cm">
          <text:p text:style-name="P12"/>
        </draw:line>
        <draw:line draw:style-name="gr17" draw:text-style-name="P3" draw:layer="layout" svg:x1="10.382cm" svg:y1="10.922cm" svg:x2="7.258cm" svg:y2="12.954cm">
          <text:p text:style-name="P12"/>
        </draw:line>
        <draw:frame draw:style-name="gr18" draw:text-style-name="P12" draw:layer="layout" svg:width="1.533cm" svg:height="3.048cm" svg:x="9.789cm" svg:y="5.334cm">
          <draw:text-box>
            <text:p text:style-name="P1"><text:span text:style-name="T4">MONITOR</text:span></text:p>
            <text:p text:style-name="P1"><text:span text:style-name="T4">MySQL</text:span></text:p>
          </draw:text-box>
        </draw:frame>
        <draw:frame draw:style-name="gr18" draw:text-style-name="P12" draw:layer="layout" svg:width="1.533cm" svg:height="3.048cm" svg:x="9.798cm" svg:y="11.938cm">
          <draw:text-box>
            <text:p text:style-name="P1"><text:span text:style-name="T4">MONITOR</text:span></text:p>
            <text:p text:style-name="P1"><text:span text:style-name="T4">MySQL</text:span></text:p>
          </draw:text-box>
        </draw:frame>
        <draw:connector draw:style-name="gr19" draw:text-style-name="P3" draw:layer="layout" draw:line-skew="0.363cm" svg:x1="10.56cm" svg:y1="11.811cm" svg:x2="5.066cm" svg:y2="14.478cm" draw:start-shape="id1" draw:start-glue-point="2" draw:end-shape="id2" draw:end-glue-point="2">
          <text:p text:style-name="P12"/>
        </draw:connector>
        <draw:connector draw:style-name="gr19" draw:text-style-name="P3" draw:layer="layout" draw:line-skew="-0.619cm" svg:x1="10.56cm" svg:y1="8.509cm" svg:x2="5.028cm" svg:y2="5.742cm" draw:start-shape="id1" draw:end-shape="id3" draw:end-glue-point="0">
          <text:p text:style-name="P12"/>
        </draw:connector>
      </draw:page>
      <draw:page draw:name="page3" draw:style-name="dp1" draw:master-page-name="Default">
        <draw:custom-shape draw:style-name="gr1" draw:text-style-name="P2" draw:id="id5" draw:layer="layout" svg:width="4.328cm" svg:height="3.074cm" svg:x="2.903cm" svg:y="13.404cm">
          <text:p text:style-name="P1"><text:span text:style-name="T1">MySQL #3</text:span></text:p>
          <text:p text:style-name="P1"><text:span text:style-name="T2">10.0.0.3</text:span></text:p>
          <text:p text:style-name="P1"><text:span text:style-name="T3">(secondary #2)</text:span></text:p>
          <draw:enhanced-geometry svg:viewBox="0 0 21600 21600" draw:type="rectangle" draw:enhanced-path="M 0 0 L 21600 0 21600 21600 0 21600 0 0 Z N"/>
        </draw:custom-shape>
        <draw:custom-shape draw:style-name="gr1" draw:text-style-name="P2" draw:id="id6" draw:layer="layout" svg:width="4.253cm" svg:height="3.048cm" svg:x="2.903cm" svg:y="4.742cm">
          <text:p text:style-name="P1"><text:span text:style-name="T1">MySQL #1</text:span></text:p>
          <text:p text:style-name="P1"><text:span text:style-name="T2">10.0.0.1</text:span></text:p>
          <text:p text:style-name="P1"><text:span text:style-name="T3">(primary)</text:span></text:p>
          <draw:enhanced-geometry svg:viewBox="0 0 21600 21600" draw:type="rectangle" draw:enhanced-path="M 0 0 L 21600 0 21600 21600 0 21600 0 0 Z N"/>
        </draw:custom-shape>
        <draw:frame draw:style-name="gr11" draw:text-style-name="P9" draw:layer="layout" svg:width="19.02cm" svg:height="1.787cm" svg:x="1.27cm" svg:y="1.236cm">
          <draw:text-box>
            <text:p text:style-name="P1"><text:span text:style-name="T5">SINGLE SITE LOCATION</text:span></text:p>
            <text:p text:style-name="P1"><text:span text:style-name="T5">USING MPP ON LinuxVirtualServer</text:span></text:p>
            <text:p text:style-name="P1"><text:span text:style-name="T5">3 NODES</text:span></text:p>
          </draw:text-box>
        </draw:frame>
        <draw:custom-shape draw:style-name="gr12" draw:text-style-name="P2" draw:id="id4" draw:layer="layout" svg:width="4.257cm" svg:height="3.302cm" svg:x="11.799cm" svg:y="5.08cm">
          <text:p text:style-name="P12"/>
          <draw:enhanced-geometry svg:viewBox="0 0 21600 21600" draw:mirror-horizontal="false" draw:mirror-vertical="false" draw:type="rectangle" draw:enhanced-path="M 0 0 L 21600 0 21600 21600 0 21600 0 0 Z N"/>
        </draw:custom-shape>
        <draw:frame draw:style-name="gr13" draw:text-style-name="P10" draw:layer="layout" svg:width="1.369cm" svg:height="3.302cm" svg:x="11.576cm" svg:y="5.207cm">
          <draw:text-box>
            <text:p text:style-name="P10"><text:span text:style-name="T6">MPP</text:span></text:p>
          </draw:text-box>
        </draw:frame>
        <draw:custom-shape draw:style-name="gr1" draw:text-style-name="P2" draw:layer="layout" svg:width="3.965cm" svg:height="2.508cm" svg:x="15.898cm" svg:y="10.655cm">
          <text:p text:style-name="P1"><text:span text:style-name="T1">Web Server</text:span></text:p>
          <text:p text:style-name="P1"><text:span text:style-name="T2">192.168.1.1</text:span></text:p>
          <draw:enhanced-geometry svg:viewBox="0 0 21600 21600" draw:type="rectangle" draw:enhanced-path="M 0 0 L 21600 0 21600 21600 0 21600 0 0 Z N"/>
        </draw:custom-shape>
        <draw:custom-shape draw:style-name="gr14" draw:text-style-name="P11" draw:layer="layout" svg:width="3.719cm" svg:height="2.54cm" svg:x="12.756cm" svg:y="5.461cm">
          <text:p text:style-name="P1"><text:span text:style-name="T4">LVS</text:span></text:p>
          <text:p text:style-name="P1"><text:span text:style-name="T7">192.168.2.1</text:span></text:p>
          <text:p text:style-name="P1"><text:span text:style-name="T8">NAT</text:span></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line draw:style-name="gr15" draw:text-style-name="P3" draw:layer="layout" svg:x1="18.18cm" svg:y1="10.668cm" svg:x2="16.148cm" svg:y2="6.858cm">
          <text:p text:style-name="P12"/>
        </draw:line>
        <draw:line draw:style-name="gr16" draw:text-style-name="P3" draw:layer="layout" svg:x1="13.354cm" svg:y1="6.096cm" svg:x2="7.004cm" svg:y2="5.588cm">
          <text:p text:style-name="P12"/>
        </draw:line>
        <draw:line draw:style-name="gr17" draw:text-style-name="P3" draw:layer="layout" svg:x1="14.624cm" svg:y1="7.62cm" svg:x2="7.004cm" svg:y2="14.224cm">
          <text:p text:style-name="P12"/>
        </draw:line>
        <draw:frame draw:style-name="gr18" draw:text-style-name="P14" draw:layer="layout" svg:width="1.399cm" svg:height="3.048cm" svg:x="13.225cm" svg:y="10.16cm">
          <draw:text-box>
            <text:p text:style-name="P13"><text:span text:style-name="T9">MONITOR</text:span></text:p>
            <text:p text:style-name="P13"><text:span text:style-name="T9">MySQL</text:span></text:p>
          </draw:text-box>
        </draw:frame>
        <draw:frame draw:style-name="gr18" draw:text-style-name="P14" draw:layer="layout" svg:width="1.399cm" svg:height="3.048cm" svg:x="9.569cm" svg:y="6.35cm">
          <draw:text-box>
            <text:p text:style-name="P13"><text:span text:style-name="T9">MONITOR</text:span></text:p>
            <text:p text:style-name="P13"><text:span text:style-name="T9">MySQL</text:span></text:p>
          </draw:text-box>
        </draw:frame>
        <draw:connector draw:style-name="gr19" draw:text-style-name="P3" draw:layer="layout" draw:line-skew="0.363cm" svg:x1="13.927cm" svg:y1="8.382cm" svg:x2="5.067cm" svg:y2="16.478cm" draw:start-shape="id4" draw:start-glue-point="2" draw:end-shape="id5" draw:end-glue-point="2">
          <text:p text:style-name="P12"/>
        </draw:connector>
        <draw:connector draw:style-name="gr19" draw:text-style-name="P3" draw:layer="layout" draw:line-skew="-0.619cm" svg:x1="13.927cm" svg:y1="5.08cm" svg:x2="5.029cm" svg:y2="4.742cm" draw:start-shape="id4" draw:end-shape="id6" draw:end-glue-point="0">
          <text:p text:style-name="P12"/>
        </draw:connector>
        <draw:custom-shape draw:style-name="gr1" draw:text-style-name="P2" draw:id="id7" draw:layer="layout" svg:width="4.328cm" svg:height="3.074cm" svg:x="4.175cm" svg:y="9.106cm">
          <text:p text:style-name="P1"><text:span text:style-name="T1">MySQL #2</text:span></text:p>
          <text:p text:style-name="P1"><text:span text:style-name="T2">10.0.0.2</text:span></text:p>
          <text:p text:style-name="P1"><text:span text:style-name="T3">(secondary #1)</text:span></text:p>
          <draw:enhanced-geometry svg:viewBox="0 0 21600 21600" draw:type="rectangle" draw:enhanced-path="M 0 0 L 21600 0 21600 21600 0 21600 0 0 Z N"/>
        </draw:custom-shape>
        <draw:ellipse draw:style-name="gr20" draw:text-style-name="P3" draw:layer="layout" svg:width="2.278cm" svg:height="6.35cm" svg:x="2.186cm" svg:y="7.366cm">
          <text:p text:style-name="P12"/>
        </draw:ellipse>
        <draw:circle draw:style-name="gr21" draw:text-style-name="P3" draw:layer="layout" svg:width="0.508cm" svg:height="0.508cm" svg:x="3.094cm" svg:y="7.112cm">
          <text:p text:style-name="P12"/>
        </draw:circle>
        <draw:circle draw:style-name="gr21" draw:text-style-name="P3" draw:layer="layout" svg:width="0.508cm" svg:height="0.508cm" svg:x="4.294cm" svg:y="10.412cm">
          <text:p text:style-name="P12"/>
        </draw:circle>
        <draw:circle draw:style-name="gr21" draw:text-style-name="P3" draw:layer="layout" svg:width="0.508cm" svg:height="0.508cm" svg:x="3.094cm" svg:y="13.512cm">
          <text:p text:style-name="P12"/>
        </draw:circle>
        <draw:connector draw:style-name="gr19" draw:text-style-name="P3" draw:layer="layout" svg:x1="11.799cm" svg:y1="6.731cm" svg:x2="8.503cm" svg:y2="10.643cm" draw:start-shape="id4" draw:end-shape="id7" draw:end-glue-point="1">
          <text:p text:style-name="P12"/>
        </draw:connector>
        <draw:line draw:style-name="gr17" draw:text-style-name="P3" draw:layer="layout" svg:x1="13.608cm" svg:y1="7.366cm" svg:x2="8.274cm" svg:y2="10.16cm">
          <text:p text:style-name="P12"/>
        </draw:line>
        <draw:frame draw:style-name="gr10" draw:text-style-name="P7" draw:layer="layout" svg:width="3.264cm" svg:height="2.315cm" svg:x="0.962cm" svg:y="9.478cm">
          <draw:text-box>
            <text:p text:style-name="P6"><text:span text:style-name="T4">MySQL</text:span></text:p>
            <text:p text:style-name="P6"><text:span text:style-name="T4">Master-Master</text:span></text:p>
            <text:p text:style-name="P6"><text:span text:style-name="T4">Replication</text:span></text:p>
            <text:p text:style-name="P6"><text:span text:style-name="T4">Link</text:span></text:p>
          </draw:text-box>
        </draw:frame>
        <draw:frame draw:style-name="gr18" draw:text-style-name="P13" draw:layer="layout" svg:width="1.399cm" svg:height="3.048cm" draw:transform="rotate (1.5707963267946) translate (8.336cm 4.284cm)">
          <draw:text-box>
            <text:p text:style-name="P13"><text:span text:style-name="T9">MONITOR</text:span></text:p>
            <text:p text:style-name="P13"><text:span text:style-name="T9">MySQL</text:span></text:p>
          </draw:text-box>
        </draw:frame>
      </draw:page>
      <draw:page draw:name="page4" draw:style-name="dp1" draw:master-page-name="Default">
        <office:forms form:automatic-focus="false" form:apply-design-mode="false"/>
        <draw:frame draw:style-name="gr11" draw:text-style-name="P9" draw:layer="layout" svg:width="19.02cm" svg:height="2.299cm" svg:x="1.27cm" svg:y="1.27cm">
          <draw:text-box>
            <text:p text:style-name="P1"><text:span text:style-name="T5">MULTI SITE LOCATION</text:span></text:p>
            <text:p text:style-name="P1"><text:span text:style-name="T5">USING MPP ON LinuxVirtualServer with F5 Big IP DNS</text:span></text:p>
            <text:p text:style-name="P1"><text:span text:style-name="T5">2 NODES &amp; 2 SITES</text:span></text:p>
            <text:p text:style-name="P1"><text:span text:style-name="T5">(Collocation Site Failover Strategy)</text:span></text:p>
          </draw:text-box>
        </draw:frame>
        <draw:custom-shape draw:style-name="gr1" draw:text-style-name="P2" draw:id="id9" draw:layer="layout" svg:width="4.328cm" svg:height="3.074cm" svg:x="2.808cm" svg:y="22.184cm">
          <text:p text:style-name="P1"><text:span text:style-name="T1">MySQL #2</text:span></text:p>
          <text:p text:style-name="P1"><text:span text:style-name="T2">10.0.12.2</text:span></text:p>
          <text:p text:style-name="P1"><text:span text:style-name="T3">(secondary)</text:span></text:p>
          <draw:enhanced-geometry svg:viewBox="0 0 21600 21600" draw:type="rectangle" draw:enhanced-path="M 0 0 L 21600 0 21600 21600 0 21600 0 0 Z N"/>
        </draw:custom-shape>
        <draw:custom-shape draw:style-name="gr1" draw:text-style-name="P2" draw:id="id11" draw:layer="layout" svg:width="4.253cm" svg:height="3.048cm" svg:x="2.903cm" svg:y="5.742cm">
          <text:p text:style-name="P1"><text:span text:style-name="T1">MySQL #1</text:span></text:p>
          <text:p text:style-name="P1"><text:span text:style-name="T2">10.0.11.1</text:span></text:p>
          <text:p text:style-name="P1"><text:span text:style-name="T3">(primary)</text:span></text:p>
          <draw:enhanced-geometry svg:viewBox="0 0 21600 21600" draw:type="rectangle" draw:enhanced-path="M 0 0 L 21600 0 21600 21600 0 21600 0 0 Z N"/>
        </draw:custom-shape>
        <draw:line draw:style-name="gr7" draw:text-style-name="P3" draw:layer="layout" svg:x1="4.718cm" svg:y1="8.89cm" svg:x2="4.718cm" svg:y2="22.098cm">
          <text:p text:style-name="P12"/>
        </draw:line>
        <draw:frame draw:style-name="gr22" draw:text-style-name="P7" draw:layer="layout" svg:width="3.448cm" svg:height="12.767cm" svg:x="1.27cm" svg:y="9.077cm">
          <draw:text-box>
            <text:p text:style-name="P6"><text:span text:style-name="T4">MySQL</text:span></text:p>
            <text:p text:style-name="P6"><text:span text:style-name="T4">Master-Master</text:span></text:p>
            <text:p text:style-name="P6"><text:span text:style-name="T4">Replication</text:span></text:p>
            <text:p text:style-name="P6"><text:span text:style-name="T4">Link</text:span></text:p>
          </draw:text-box>
        </draw:frame>
        <draw:custom-shape draw:style-name="gr12" draw:text-style-name="P2" draw:id="id10" draw:layer="layout" svg:width="5.08cm" svg:height="3.302cm" svg:x="8.021cm" svg:y="8.509cm">
          <text:p text:style-name="P12"/>
          <draw:enhanced-geometry svg:viewBox="0 0 21600 21600" draw:mirror-horizontal="false" draw:mirror-vertical="false" draw:type="rectangle" draw:enhanced-path="M 0 0 L 21600 0 21600 21600 0 21600 0 0 Z N"/>
        </draw:custom-shape>
        <draw:frame draw:style-name="gr13" draw:text-style-name="P10" draw:layer="layout" svg:width="1.369cm" svg:height="3.302cm" svg:x="8.021cm" svg:y="8.636cm">
          <draw:text-box>
            <text:p text:style-name="P10"><text:span text:style-name="T6">MPP</text:span></text:p>
          </draw:text-box>
        </draw:frame>
        <draw:custom-shape draw:style-name="gr1" draw:text-style-name="P2" draw:layer="layout" svg:width="3.965cm" svg:height="2.508cm" svg:x="13.841cm" svg:y="14.067cm">
          <text:p text:style-name="P1"><text:span text:style-name="T1">Web Server</text:span></text:p>
          <text:p text:style-name="P1"><text:span text:style-name="T2">192.168.1.1</text:span></text:p>
          <draw:enhanced-geometry svg:viewBox="0 0 21600 21600" draw:type="rectangle" draw:enhanced-path="M 0 0 L 21600 0 21600 21600 0 21600 0 0 Z N"/>
        </draw:custom-shape>
        <draw:custom-shape draw:style-name="gr14" draw:text-style-name="P11" draw:id="id12" draw:layer="layout" svg:width="3.719cm" svg:height="2.54cm" svg:x="9.801cm" svg:y="8.89cm">
          <text:p text:style-name="P1"><text:span text:style-name="T4">LVS</text:span></text:p>
          <text:p text:style-name="P1"><text:span text:style-name="T7">192.168.11.1</text:span></text:p>
          <text:p text:style-name="P1"><text:span text:style-name="T8">NAT</text:span></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line draw:style-name="gr15" draw:text-style-name="P3" draw:layer="layout" svg:x1="12.546cm" svg:y1="15.494cm" svg:x2="12.546cm" svg:y2="11.176cm">
          <text:p text:style-name="P12"/>
        </draw:line>
        <draw:line draw:style-name="gr16" draw:text-style-name="P3" draw:layer="layout" svg:x1="10.922cm" svg:y1="9.906cm" svg:x2="6.858cm" svg:y2="7.62cm">
          <text:p text:style-name="P12"/>
        </draw:line>
        <draw:frame draw:style-name="gr18" draw:text-style-name="P1" draw:layer="layout" svg:width="1.533cm" svg:height="2.794cm" draw:transform="rotate (1.5707963267946) translate (7.62cm 5.597cm)">
          <draw:text-box>
            <text:p text:style-name="P1"><text:span text:style-name="T4">MONITOR</text:span></text:p>
            <text:p text:style-name="P1"><text:span text:style-name="T4">MySQL</text:span></text:p>
          </draw:text-box>
        </draw:frame>
        <draw:connector draw:style-name="gr19" draw:text-style-name="P3" draw:layer="layout" draw:line-skew="0.251cm" svg:x1="10.568cm" svg:y1="22.717cm" svg:x2="4.972cm" svg:y2="25.258cm" draw:start-shape="id8" draw:end-shape="id9" draw:end-glue-point="2">
          <text:p text:style-name="P12"/>
        </draw:connector>
        <draw:connector draw:style-name="gr19" draw:text-style-name="P3" draw:layer="layout" draw:line-skew="-0.365cm" svg:x1="10.561cm" svg:y1="8.509cm" svg:x2="5.029cm" svg:y2="5.742cm" draw:start-shape="id10" draw:end-shape="id11" draw:end-glue-point="0">
          <text:p text:style-name="P12"/>
        </draw:connector>
        <draw:custom-shape draw:style-name="gr12" draw:text-style-name="P2" draw:id="id8" draw:layer="layout" svg:width="5.08cm" svg:height="3.302cm" svg:x="8.028cm" svg:y="19.415cm">
          <text:p text:style-name="P12"/>
          <draw:enhanced-geometry svg:viewBox="0 0 21600 21600" draw:mirror-horizontal="false" draw:mirror-vertical="false" draw:type="rectangle" draw:enhanced-path="M 0 0 L 21600 0 21600 21600 0 21600 0 0 Z N"/>
        </draw:custom-shape>
        <draw:frame draw:style-name="gr13" draw:text-style-name="P10" draw:layer="layout" svg:width="1.369cm" svg:height="3.302cm" svg:x="8.028cm" svg:y="19.542cm">
          <draw:text-box>
            <text:p text:style-name="P10"><text:span text:style-name="T6">MPP</text:span></text:p>
          </draw:text-box>
        </draw:frame>
        <draw:custom-shape draw:style-name="gr14" draw:text-style-name="P11" draw:id="id13" draw:layer="layout" svg:width="3.719cm" svg:height="2.54cm" svg:x="9.808cm" svg:y="19.796cm">
          <text:p text:style-name="P1"><text:span text:style-name="T4">LVS</text:span></text:p>
          <text:p text:style-name="P1"><text:span text:style-name="T7">192.168.12.1</text:span></text:p>
          <text:p text:style-name="P1"><text:span text:style-name="T8">NAT</text:span></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line draw:style-name="gr17" draw:text-style-name="P3" draw:layer="layout" svg:x1="10.922cm" svg:y1="21.336cm" svg:x2="6.858cm" svg:y2="23.368cm">
          <text:p text:style-name="P12"/>
        </draw:line>
        <draw:frame draw:style-name="gr18" draw:text-style-name="P1" draw:layer="layout" svg:width="1.533cm" svg:height="2.794cm" draw:transform="rotate (1.5707963267946) translate (7.62cm 26.979cm)">
          <draw:text-box>
            <text:p text:style-name="P1"><text:span text:style-name="T4">MONITOR</text:span></text:p>
            <text:p text:style-name="P1"><text:span text:style-name="T4">MySQL</text:span></text:p>
          </draw:text-box>
        </draw:frame>
        <draw:custom-shape draw:style-name="gr23" draw:text-style-name="P3" draw:layer="layout" svg:width="2.794cm" svg:height="7.874cm" svg:x="3.302cm" svg:y="11.684cm">
          <text:p text:style-name="P12"/>
          <draw:enhanced-geometry svg:viewBox="0 0 21600 21600" draw:type="rectangle" draw:enhanced-path="M 0 0 L 21600 0 21600 21600 0 21600 0 0 Z N"/>
        </draw:custom-shape>
        <draw:frame draw:style-name="gr24" draw:text-style-name="P1" draw:layer="layout" svg:width="2.815cm" svg:height="6.699cm" svg:x="3.374cm" svg:y="12.2cm">
          <draw:text-box>
            <text:p text:style-name="P1">Encrypted VPN Tunnel</text:p>
            <text:p text:style-name="P1"><text:span text:style-name="T4"/></text:p>
            <text:p text:style-name="P1"><text:span text:style-name="T4"/></text:p>
            <text:p text:style-name="P1"><text:span text:style-name="T4">6 Mb/s tested bandwidth</text:span></text:p>
          </draw:text-box>
        </draw:frame>
        <draw:custom-shape draw:style-name="gr25" draw:text-style-name="P2" draw:layer="layout" svg:width="4.826cm" svg:height="2.794cm" svg:x="14.802cm" svg:y="8.79cm">
          <text:p text:style-name="P1"><text:span text:style-name="T1">F5 Big IP</text:span></text:p>
          <text:p text:style-name="P1"><text:span text:style-name="T1">Smart DN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 draw:layer="layout" svg:width="4.826cm" svg:height="2.794cm" svg:x="14.802cm" svg:y="19.59cm">
          <text:p text:style-name="P1"><text:span text:style-name="T1">F5 Big IP</text:span></text:p>
          <text:p text:style-name="P1"><text:span text:style-name="T1">Smart DN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15" draw:text-style-name="P3" draw:layer="layout" svg:x1="12.546cm" svg:y1="15.494cm" svg:x2="12.546cm" svg:y2="20.066cm">
          <text:p text:style-name="P12"/>
        </draw:line>
        <draw:line draw:style-name="gr26" draw:text-style-name="P3" draw:layer="layout" svg:x1="12.422cm" svg:y1="15.494cm" svg:x2="13.946cm" svg:y2="15.494cm">
          <text:p text:style-name="P12"/>
        </draw:line>
        <draw:connector draw:style-name="gr27" draw:text-style-name="P3" draw:layer="layout" draw:type="curve" draw:line-skew="-2.694cm" svg:x1="9.801cm" svg:y1="10.159cm" svg:x2="8.028cm" svg:y2="21.066cm" draw:start-shape="id12" draw:start-glue-point="6" draw:end-shape="id8" draw:end-glue-point="3">
          <text:p text:style-name="P12"/>
        </draw:connector>
        <draw:line draw:style-name="gr28" draw:text-style-name="P3" draw:layer="layout" svg:x1="15.748cm" svg:y1="10.922cm" svg:x2="15.748cm" svg:y2="14.224cm">
          <text:p text:style-name="P12"/>
        </draw:line>
        <draw:line draw:style-name="gr29" draw:text-style-name="P3" draw:layer="layout" svg:x1="19.05cm" svg:y1="10.414cm" svg:x2="19.05cm" svg:y2="20.828cm">
          <text:p text:style-name="P12"/>
        </draw:line>
        <draw:frame draw:style-name="gr24" draw:text-style-name="P15" draw:layer="layout" svg:width="1.017cm" svg:height="6.932cm" svg:x="18.887cm" svg:y="12.192cm">
          <draw:text-box>
            <text:p text:style-name="P15"><text:span text:style-name="T4">F5 BigIP DNS Synchronization Link</text:span></text:p>
          </draw:text-box>
        </draw:frame>
        <draw:connector draw:style-name="gr5" draw:text-style-name="P3" draw:layer="layout" draw:type="curve" draw:line-skew="1.798cm" svg:x1="9.801cm" svg:y1="10.159cm" svg:x2="7.156cm" svg:y2="7.266cm" draw:start-shape="id12" draw:start-glue-point="6" draw:end-shape="id11" draw:end-glue-point="1">
          <text:p text:style-name="P12"/>
        </draw:connector>
        <draw:connector draw:style-name="gr5" draw:text-style-name="P3" draw:layer="layout" draw:type="curve" draw:line-skew="1.907cm" svg:x1="9.808cm" svg:y1="21.065cm" svg:x2="7.136cm" svg:y2="23.721cm" draw:start-shape="id13" draw:start-glue-point="6" draw:end-shape="id9" draw:end-glue-point="1">
          <text:p text:style-name="P12"/>
        </draw:connector>
        <draw:frame draw:style-name="gr18" draw:text-style-name="P1" draw:layer="layout" svg:width="1.533cm" svg:height="2.794cm" draw:transform="rotate (1.5707963267946) translate (7.52cm 24.347cm)">
          <draw:text-box>
            <text:p text:style-name="P1"><text:span text:style-name="T4">MONITOR</text:span></text:p>
            <text:p text:style-name="P1"><text:span text:style-name="T4">MySQL</text:span></text:p>
          </draw:text-box>
        </draw:frame>
        <draw:frame draw:style-name="gr18" draw:text-style-name="P1" draw:layer="layout" svg:width="1.533cm" svg:height="2.794cm" draw:transform="rotate (1.5707963267946) translate (7.62cm 8.274cm)">
          <draw:text-box>
            <text:p text:style-name="P1"><text:span text:style-name="T4">MONITOR</text:span></text:p>
            <text:p text:style-name="P1"><text:span text:style-name="T4">MySQL</text:span></text:p>
          </draw:text-box>
        </draw:frame>
        <draw:connector draw:style-name="gr5" draw:text-style-name="P3" draw:layer="layout" draw:type="curve" draw:line-skew="-2.684cm" svg:x1="8.021cm" svg:y1="10.16cm" svg:x2="9.808cm" svg:y2="21.065cm" draw:start-shape="id10" draw:start-glue-point="3" draw:end-shape="id13" draw:end-glue-point="6">
          <text:p text:style-name="P12"/>
        </draw:connector>
      </draw:page>
      <draw:page draw:name="page5" draw:style-name="dp1" draw:master-page-name="Default">
        <office:forms form:automatic-focus="false" form:apply-design-mode="false"/>
        <draw:custom-shape draw:style-name="gr30" draw:text-style-name="P1" draw:layer="layout" svg:width="16.51cm" svg:height="7.112cm" svg:x="1.27cm" svg:y="3.556cm">
          <text:p text:style-name="P1">MPP Status View</text:p>
          <draw:enhanced-geometry svg:viewBox="0 0 21600 21600" draw:type="rectangle" draw:enhanced-path="M 0 0 L 21600 0 21600 21600 0 21600 0 0 Z N"/>
        </draw:custom-shape>
        <draw:rect draw:style-name="gr31" draw:text-style-name="P16" draw:layer="layout" svg:width="1.016cm" svg:height="5.334cm" svg:x="3.056cm" svg:y="4.826cm">
          <text:p text:style-name="P1"><text:span text:style-name="T3">T</text:span></text:p>
        </draw:rect>
        <draw:rect draw:style-name="gr32" draw:text-style-name="P17" draw:layer="layout" svg:width="3.556cm" svg:height="5.334cm" svg:x="4.072cm" svg:y="4.826cm">
          <text:p text:style-name="P1"><text:span text:style-name="T3">Server Name</text:span></text:p>
        </draw:rect>
        <draw:rect draw:style-name="gr31" draw:text-style-name="P17" draw:layer="layout" svg:width="1.016cm" svg:height="5.334cm" svg:x="7.628cm" svg:y="4.826cm">
          <text:p text:style-name="P1"><text:span text:style-name="T3">Req</text:span></text:p>
        </draw:rect>
        <draw:rect draw:style-name="gr32" draw:text-style-name="P17" draw:layer="layout" svg:width="5.08cm" svg:height="5.334cm" svg:x="8.644cm" svg:y="4.826cm">
          <text:p text:style-name="P1"><text:span text:style-name="T3">Time of Last Request</text:span></text:p>
        </draw:rect>
        <draw:rect draw:style-name="gr32" draw:text-style-name="P17" draw:layer="layout" svg:width="2.54cm" svg:height="5.334cm" svg:x="14.74cm" svg:y="4.826cm">
          <text:p text:style-name="P1"><text:span text:style-name="T3">State</text:span></text:p>
        </draw:rect>
        <draw:custom-shape draw:style-name="gr33" draw:text-style-name="P18" draw:layer="layout" svg:width="0.762cm" svg:height="0.762cm" svg:x="1.8cm" svg:y="6.123cm">
          <text:p text:style-name="P4"><text:tab/> <text:s text:c="3"/>[ MYSQL_POOL_1 ] status=OK</text:p>
          <draw:enhanced-geometry svg:viewBox="0 0 21600 21600" draw:glue-points="10800 0 3160 3160 0 10800 3160 18440 10800 21600 18440 18440 21600 10800 18440 3160" draw:text-areas="3200 3200 18400 18400" draw:type="ellipse"/>
        </draw:custom-shape>
        <draw:rect draw:style-name="gr31" draw:text-style-name="P17" draw:layer="layout" svg:width="1.016cm" svg:height="5.334cm" svg:x="13.724cm" svg:y="4.826cm">
          <text:p text:style-name="P1"><text:span text:style-name="T3">Status</text:span></text:p>
        </draw:rect>
        <draw:custom-shape draw:style-name="gr33" draw:text-style-name="P19" draw:layer="layout" svg:width="0.413cm" svg:height="0.397cm" svg:x="2.093cm" svg:y="7.684cm">
          <text:p text:style-name="P4"><text:span text:style-name="T7"><text:tab/></text:span><text:span text:style-name="T7">P <text:s/>10.0.0.1:3306 <text:s/>0 <text:s/>YYY-MM-DD HH:MM:SS <text:s/>OK <text:s/>ACTIVE</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3" draw:text-style-name="P19" draw:layer="layout" svg:width="0.413cm" svg:height="0.397cm" svg:x="2.102cm" svg:y="8.653cm">
          <text:p text:style-name="P4"><text:span text:style-name="T7"><text:tab/></text:span><text:span text:style-name="T7">S <text:s/>10.0.0.2:3306 <text:s/>0 <text:s/>YYY-MM-DD HH:MM:SS <text:s/>OK <text:s/>STANDBY</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rect draw:style-name="gr34" draw:text-style-name="P3" draw:layer="layout" svg:width="3.81cm" svg:height="6.096cm" svg:x="3.81cm" svg:y="11.684cm">
          <text:p text:style-name="P1"><text:span text:style-name="T10">MySQL#1</text:span></text:p>
          <text:p text:style-name="P1">Primary</text:p>
          <text:p text:style-name="P1"><text:span text:style-name="T11">10.0.0.1</text:span></text:p>
          <text:p text:style-name="P1"/>
          <text:p text:style-name="P1">MASTER</text:p>
          <text:p text:style-name="P1"/>
          <text:p text:style-name="P1">SLAVE</text:p>
        </draw:rect>
        <draw:rect draw:style-name="gr34" draw:text-style-name="P3" draw:layer="layout" svg:width="3.81cm" svg:height="6.096cm" svg:x="12.7cm" svg:y="11.684cm">
          <text:p text:style-name="P1"><text:span text:style-name="T10">MySQL#2</text:span></text:p>
          <text:p text:style-name="P1">Secondary</text:p>
          <text:p text:style-name="P1"><text:span text:style-name="T11">10.0.0.2</text:span></text:p>
          <text:p text:style-name="P1"/>
          <text:p text:style-name="P1">SLAVE</text:p>
          <text:p text:style-name="P1"/>
          <text:p text:style-name="P1">MASTER</text:p>
        </draw:rect>
        <draw:line draw:style-name="gr29" draw:text-style-name="P3" draw:layer="layout" svg:x1="7.112cm" svg:y1="15.494cm" svg:x2="13.208cm" svg:y2="15.494cm">
          <text:p text:style-name="P12"/>
        </draw:line>
        <draw:line draw:style-name="gr29" draw:text-style-name="P3" draw:layer="layout" svg:x1="7.112cm" svg:y1="17.018cm" svg:x2="13.208cm" svg:y2="17.018cm">
          <text:p text:style-name="P12"/>
        </draw:line>
        <draw:frame draw:style-name="gr35" draw:text-style-name="P16" draw:layer="layout" svg:width="3.423cm" svg:height="1.529cm" svg:x="8.515cm" svg:y="15.494cm">
          <draw:text-box>
            <text:p text:style-name="P1"><text:span text:style-name="T3">Master-Master</text:span></text:p>
            <text:p text:style-name="P1"><text:span text:style-name="T3">Replication Link</text:span></text:p>
          </draw:text-box>
        </draw:frame>
      </draw:page>
      <draw:page draw:name="page6" draw:style-name="dp1" draw:master-page-name="Default">
        <office:forms form:automatic-focus="false" form:apply-design-mode="false"/>
        <draw:line draw:style-name="gr36" draw:text-style-name="P3" draw:layer="layout" svg:x1="3.286cm" svg:y1="10.314cm" svg:x2="3.286cm" svg:y2="19.712cm">
          <text:p text:style-name="P12"/>
        </draw:line>
        <draw:frame draw:style-name="gr11" draw:text-style-name="P9" draw:layer="layout" svg:width="19.02cm" svg:height="1.275cm" svg:x="1.27cm" svg:y="1.782cm">
          <draw:text-box>
            <text:p text:style-name="P1"><text:span text:style-name="T5">Example Strategy for</text:span></text:p>
            <text:p text:style-name="P1"><text:span text:style-name="T5">Multi-Site Web Server Cluster and MySQL Database Failover Deployment</text:span></text:p>
          </draw:text-box>
        </draw:frame>
        <draw:custom-shape draw:style-name="gr1" draw:text-style-name="P2" draw:id="id15" draw:layer="layout" svg:width="2.54cm" svg:height="1.27cm" svg:x="6.49cm" svg:y="19.045cm">
          <text:p text:style-name="P1"><text:span text:style-name="T1">MySQL</text:span></text:p>
          <draw:enhanced-geometry svg:viewBox="0 0 21600 21600" draw:type="rectangle" draw:enhanced-path="M 0 0 L 21600 0 21600 21600 0 21600 0 0 Z N"/>
        </draw:custom-shape>
        <draw:custom-shape draw:style-name="gr1" draw:text-style-name="P2" draw:id="id17" draw:layer="layout" svg:width="2.54cm" svg:height="1.116cm" svg:x="6.486cm" svg:y="9.967cm">
          <text:p text:style-name="P1"><text:span text:style-name="T1">MySQL</text:span></text:p>
          <draw:enhanced-geometry svg:viewBox="0 0 21600 21600" draw:type="rectangle" draw:enhanced-path="M 0 0 L 21600 0 21600 21600 0 21600 0 0 Z N"/>
        </draw:custom-shape>
        <draw:custom-shape draw:style-name="gr12" draw:text-style-name="P2" draw:layer="layout" svg:width="4.064cm" svg:height="1.524cm" svg:x="9.144cm" svg:y="7.528cm">
          <text:p text:style-name="P12"/>
          <draw:enhanced-geometry svg:viewBox="0 0 21600 21600" draw:mirror-horizontal="false" draw:mirror-vertical="false" draw:type="rectangle" draw:enhanced-path="M 0 0 L 21600 0 21600 21600 0 21600 0 0 Z N"/>
        </draw:custom-shape>
        <draw:frame draw:style-name="gr37" draw:text-style-name="P20" draw:id="id16" draw:layer="layout" svg:width="1.27cm" svg:height="1.524cm" svg:x="9.094cm" svg:y="7.528cm">
          <draw:text-box>
            <text:p text:style-name="P20"><text:span text:style-name="T12">MPP</text:span></text:p>
          </draw:text-box>
        </draw:frame>
        <draw:custom-shape draw:style-name="gr1" draw:text-style-name="P2" draw:layer="layout" svg:width="3.347cm" svg:height="1.29cm" svg:x="2.362cm" svg:y="22.927cm">
          <text:p text:style-name="P1"><text:span text:style-name="T1">Geronimo</text:span></text:p>
          <draw:enhanced-geometry svg:viewBox="0 0 21600 21600" draw:type="rectangle" draw:enhanced-path="M 0 0 L 21600 0 21600 21600 0 21600 0 0 Z N"/>
        </draw:custom-shape>
        <draw:custom-shape draw:style-name="gr14" draw:text-style-name="P11" draw:id="id18" draw:layer="layout" svg:width="3.036cm" svg:height="2.54cm" svg:x="10.172cm" svg:y="6.454cm">
          <text:p text:style-name="P1"><text:span text:style-name="T4">LVS</text:span></text:p>
          <text:p text:style-name="P1"><text:span text:style-name="T8">NAT</text:span></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custom-shape draw:style-name="gr12" draw:text-style-name="P2" draw:id="id23" draw:layer="layout" svg:width="4.121cm" svg:height="1.524cm" svg:x="9.144cm" svg:y="20.99cm">
          <text:p text:style-name="P12"/>
          <draw:enhanced-geometry svg:viewBox="0 0 21600 21600" draw:mirror-horizontal="false" draw:mirror-vertical="false" draw:type="rectangle" draw:enhanced-path="M 0 0 L 21600 0 21600 21600 0 21600 0 0 Z N"/>
        </draw:custom-shape>
        <draw:frame draw:style-name="gr38" draw:text-style-name="P21" draw:id="id14" draw:layer="layout" svg:width="1.365cm" svg:height="1.524cm" svg:x="9.049cm" svg:y="20.99cm">
          <draw:text-box>
            <text:p text:style-name="P21"><text:span text:style-name="T12">MPP</text:span></text:p>
          </draw:text-box>
        </draw:frame>
        <draw:custom-shape draw:style-name="gr14" draw:text-style-name="P11" draw:id="id19" draw:layer="layout" svg:width="3.048cm" svg:height="2.54cm" svg:x="10.16cm" svg:y="21.043cm">
          <text:p text:style-name="P1"><text:span text:style-name="T4">LVS</text:span></text:p>
          <text:p text:style-name="P1"><text:span text:style-name="T8">NAT</text:span></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custom-shape draw:style-name="gr23" draw:text-style-name="P3" draw:layer="layout" svg:width="5.08cm" svg:height="6.858cm" svg:x="1.27cm" svg:y="11.592cm">
          <text:p text:style-name="P12"/>
          <draw:enhanced-geometry svg:viewBox="0 0 21600 21600" draw:mirror-horizontal="false" draw:mirror-vertical="false" draw:type="rectangle" draw:enhanced-path="M 0 0 L 21600 0 21600 21600 0 21600 0 0 Z N"/>
        </draw:custom-shape>
        <draw:g>
          <draw:polygon draw:style-name="gr39" draw:text-style-name="P3" draw:layer="layout" svg:width="14.245cm" svg:height="8.159cm" svg:x="6.072cm" svg:y="6.337cm" svg:viewBox="0 0 14246 8160" draw:points="25,7609 2688,7594 4852,7490 5785,7376 6639,7207 7428,6972 8170,6659 8878,6256 9569,5754 10257,5140 10959,4403 12462,2514 14198,0 14203,3 14209,6 14214,10 14216,12 14219,14 14245,14 14245,3824 14219,3824 14234,3845 12497,5124 12482,5103 12485,5108 12488,5114 12492,5119 12494,5121 12496,5124 10992,6126 10989,6121 10986,6116 10982,6110 10980,6108 10978,6105 10991,6127 10288,6534 10275,6512 10281,6523 10284,6529 10287,6535 9596,6885 9591,6874 9588,6868 9585,6862 9595,6885 8902,7183 8897,7171 8895,7165 8892,7159 8894,7165 8895,7171 8896,7174 8897,7177 8899,7180 8900,7183 8189,7432 8187,7426 8186,7420 8185,7417 8184,7414 8182,7411 8181,7408 8184,7420 8186,7426 8188,7432 7444,7636 7441,7624 7439,7618 7437,7612 7438,7618 7439,7624 7439,7627 7440,7630 7441,7634 7442,7637 6650,7800 6649,7794 6648,7788 6648,7785 6647,7782 6646,7778 6645,7775 6648,7800 4858,8022 4855,7996 4855,8008 4855,8015 4856,8022 2690,8131 2690,8125 2690,8119 2690,8116 2689,8112 2689,8109 2688,8105 2688,8117 2688,8124 2689,8131 25,8159 25,8142 0,8142 0,7634 25,7634">
            <text:p text:style-name="P12"/>
          </draw:polygon>
          <draw:path draw:style-name="gr40" draw:text-style-name="P22" draw:layer="layout" svg:width="16.017cm" svg:height="3.922cm" draw:transform="rotate (0.385194165915076) translate (5.446cm 12.368cm)" svg:viewBox="0 0 16018 3923" svg:d="m0 1729c7297 2958 8474 3436 16017-1729">
            <text:p text:style-name="P12"/>
          </draw:path>
          <draw:path draw:style-name="gr41" draw:text-style-name="P22" draw:layer="layout" svg:width="14.774cm" svg:height="2.429cm" draw:transform="rotate (0.385194165915076) translate (6.096cm 14.47cm)" svg:viewBox="0 0 14775 2430" svg:d="m0 0c7297 2959 8662 2973 14774 1339">
            <text:p text:style-name="P12"/>
          </draw:path>
          <draw:line draw:style-name="gr42" draw:text-style-name="P22" draw:layer="layout" svg:x1="20.29cm" svg:y1="6.35cm" svg:x2="20.29cm" svg:y2="10.16cm">
            <text:p text:style-name="P12"/>
          </draw:line>
        </draw:g>
        <draw:g>
          <draw:polygon draw:style-name="gr39" draw:text-style-name="P3" draw:layer="layout" svg:width="14.245cm" svg:height="8.159cm" draw:transform="rotate (3.1415926535892) translate (20.341cm 23.753cm)" svg:viewBox="0 0 14246 8160" draw:points="14220,7609 11557,7594 9393,7490 8460,7376 7606,7207 6817,6972 6075,6659 5367,6256 4676,5754 3988,5140 3286,4403 1783,2514 47,0 42,3 36,6 31,10 29,12 26,14 0,14 0,3824 26,3824 11,3845 1748,5124 1763,5103 1760,5108 1757,5114 1753,5119 1751,5121 1749,5124 3253,6126 3256,6121 3259,6116 3263,6110 3265,6108 3267,6105 3254,6127 3957,6534 3970,6512 3964,6523 3961,6529 3958,6535 4649,6885 4654,6874 4657,6868 4660,6862 4650,6885 5343,7183 5348,7171 5350,7165 5353,7159 5351,7165 5350,7171 5349,7174 5348,7177 5346,7180 5345,7183 6056,7432 6058,7426 6059,7420 6060,7417 6061,7414 6063,7411 6064,7408 6061,7420 6059,7426 6057,7432 6801,7636 6804,7624 6806,7618 6808,7612 6807,7618 6806,7624 6806,7627 6805,7630 6804,7634 6803,7637 7595,7800 7596,7794 7597,7788 7597,7785 7598,7782 7599,7778 7600,7775 7597,7800 9387,8022 9390,7996 9390,8008 9390,8015 9389,8022 11555,8131 11555,8125 11555,8119 11555,8116 11556,8112 11556,8109 11557,8105 11557,8117 11557,8124 11556,8131 14220,8159 14220,8142 14245,8142 14245,7634 14220,7634">
            <text:p text:style-name="P12"/>
          </draw:polygon>
          <draw:path draw:style-name="gr43" draw:text-style-name="P22" draw:layer="layout" svg:width="16.018cm" svg:height="3.922cm" draw:transform="rotate (2.75639848767412) translate (20.314cm 23.74cm)" svg:viewBox="0 0 16019 3923" svg:d="m16018 1729c-7298 2958-8474 3435-16018-1729">
            <text:p text:style-name="P12"/>
          </draw:path>
          <draw:path draw:style-name="gr44" draw:text-style-name="P22" draw:layer="layout" svg:width="14.773cm" svg:height="2.428cm" draw:transform="rotate (2.75639848767412) translate (19.811cm 21.171cm)" svg:viewBox="0 0 14774 2429" svg:d="m14773 0c-7297 2959-8661 2972-14773 1339">
            <text:p text:style-name="P12"/>
          </draw:path>
          <draw:line draw:style-name="gr45" draw:text-style-name="P22" draw:layer="layout" svg:x1="20.314cm" svg:y1="23.74cm" svg:x2="20.314cm" svg:y2="19.93cm">
            <text:p text:style-name="P12"/>
          </draw:line>
        </draw:g>
        <draw:custom-shape draw:style-name="gr46" draw:text-style-name="P1" draw:layer="layout" svg:width="17.018cm" svg:height="3.302cm" svg:x="1.27cm" svg:y="13.462cm">
          <text:p text:style-name="P1">INTERNET</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7" draw:text-style-name="P1" draw:layer="layout" svg:width="4.826cm" svg:height="6.858cm" svg:x="1.27cm" svg:y="11.592cm">
          <draw:text-box>
            <text:p text:style-name="P1">Encrypted VPN Tunnel</text:p>
            <text:p text:style-name="P1"><text:span text:style-name="T4"/></text:p>
            <text:p text:style-name="P1"><text:span text:style-name="T4"/></text:p>
            <text:p text:style-name="P1"><text:span text:style-name="T4"/></text:p>
            <text:p text:style-name="P1"><text:span text:style-name="T4">6 Mb/s tested bandwidth</text:span></text:p>
          </draw:text-box>
        </draw:frame>
        <draw:custom-shape draw:style-name="gr25" draw:text-style-name="P2" draw:id="id21" draw:layer="layout" svg:width="3.556cm" svg:height="2.183cm" svg:x="13.462cm" svg:y="4.421cm">
          <text:p text:style-name="P1"><text:span text:style-name="T1">Smart</text:span></text:p>
          <text:p text:style-name="P1"><text:span text:style-name="T1">DNS #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 draw:id="id20" draw:layer="layout" svg:width="3.556cm" svg:height="2.162cm" svg:x="13.462cm" svg:y="23.368cm">
          <text:p text:style-name="P1"><text:span text:style-name="T1">Smart</text:span></text:p>
          <text:p text:style-name="P1"><text:span text:style-name="T1">DNS #2</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9" draw:text-style-name="P3" draw:layer="layout" draw:type="line" svg:x1="9.049cm" svg:y1="21.752cm" svg:x2="7.76cm" svg:y2="20.315cm" draw:start-shape="id14" draw:start-glue-point="3" draw:end-shape="id15" draw:end-glue-point="2">
          <text:p text:style-name="P12"/>
        </draw:connector>
        <draw:connector draw:style-name="gr19" draw:text-style-name="P3" draw:layer="layout" draw:type="line" svg:x1="9.094cm" svg:y1="8.29cm" svg:x2="7.756cm" svg:y2="9.967cm" draw:start-shape="id16" draw:start-glue-point="3" draw:end-shape="id17" draw:end-glue-point="0">
          <text:p text:style-name="P12"/>
        </draw:connector>
        <draw:connector draw:style-name="gr19" draw:text-style-name="P3" draw:layer="layout" draw:type="curve" draw:line-skew="-3.678cm" svg:x1="9.049cm" svg:y1="21.752cm" svg:x2="10.172cm" svg:y2="7.723cm" draw:start-shape="id14" draw:start-glue-point="3" draw:end-shape="id18" draw:end-glue-point="6">
          <text:p text:style-name="P12"/>
        </draw:connector>
        <draw:connector draw:style-name="gr19" draw:text-style-name="P3" draw:layer="layout" draw:type="curve" draw:line-skew="-4.213cm" svg:x1="9.094cm" svg:y1="8.29cm" svg:x2="10.16cm" svg:y2="22.312cm" draw:start-shape="id16" draw:start-glue-point="3" draw:end-shape="id19" draw:end-glue-point="6">
          <text:p text:style-name="P12"/>
        </draw:connector>
        <draw:connector draw:style-name="gr48" draw:text-style-name="P3" draw:layer="layout" draw:type="curve" draw:line-skew="-9.396cm" svg:x1="13.462cm" svg:y1="24.448cm" svg:x2="13.462cm" svg:y2="5.512cm" draw:start-shape="id20" draw:start-glue-point="5" draw:end-shape="id21" draw:end-glue-point="5">
          <text:p text:style-name="P12"/>
        </draw:connector>
        <draw:custom-shape draw:style-name="gr1" draw:text-style-name="P2" draw:layer="layout" svg:width="3.347cm" svg:height="1.29cm" svg:x="5.861cm" svg:y="24.436cm">
          <text:p text:style-name="P1"><text:span text:style-name="T1">Geronimo</text:span></text:p>
          <draw:enhanced-geometry svg:viewBox="0 0 21600 21600" draw:type="rectangle" draw:enhanced-path="M 0 0 L 21600 0 21600 21600 0 21600 0 0 Z N"/>
        </draw:custom-shape>
        <draw:custom-shape draw:style-name="gr1" draw:text-style-name="P2" draw:layer="layout" svg:width="3.347cm" svg:height="1.29cm" svg:x="2.394cm" svg:y="5.887cm">
          <text:p text:style-name="P1"><text:span text:style-name="T1">Geronimo</text:span></text:p>
          <draw:enhanced-geometry svg:viewBox="0 0 21600 21600" draw:type="rectangle" draw:enhanced-path="M 0 0 L 21600 0 21600 21600 0 21600 0 0 Z N"/>
        </draw:custom-shape>
        <draw:custom-shape draw:style-name="gr1" draw:text-style-name="P2" draw:layer="layout" svg:width="3.347cm" svg:height="1.29cm" svg:x="5.892cm" svg:y="4.361cm">
          <text:p text:style-name="P1"><text:span text:style-name="T1">Geronimo</text:span></text:p>
          <draw:enhanced-geometry svg:viewBox="0 0 21600 21600" draw:type="rectangle" draw:enhanced-path="M 0 0 L 21600 0 21600 21600 0 21600 0 0 Z N"/>
        </draw:custom-shape>
        <draw:line draw:style-name="gr17" draw:text-style-name="P3" draw:layer="layout" svg:x1="10.922cm" svg:y1="22.768cm" svg:x2="8.128cm" svg:y2="24.8cm">
          <text:p text:style-name="P12"/>
        </draw:line>
        <draw:line draw:style-name="gr17" draw:text-style-name="P3" draw:layer="layout" svg:x1="10.922cm" svg:y1="22.514cm" svg:x2="5.588cm" svg:y2="23.784cm">
          <text:p text:style-name="P12"/>
        </draw:line>
        <draw:line draw:style-name="gr16" draw:text-style-name="P3" draw:layer="layout" svg:x1="10.922cm" svg:y1="7.274cm" svg:x2="8.128cm" svg:y2="5.496cm">
          <text:p text:style-name="P12"/>
        </draw:line>
        <draw:line draw:style-name="gr16" draw:text-style-name="P3" draw:layer="layout" svg:x1="10.922cm" svg:y1="7.528cm" svg:x2="5.588cm" svg:y2="6.512cm">
          <text:p text:style-name="P12"/>
        </draw:line>
        <draw:connector draw:style-name="gr5" draw:text-style-name="P3" draw:layer="layout" draw:type="curve" draw:line-skew="5.22cm 1.226cm 0.172cm" svg:x1="10.16cm" svg:y1="22.312cm" svg:x2="9.03cm" svg:y2="19.68cm" draw:start-shape="id19" draw:start-glue-point="6" draw:end-shape="id15" draw:end-glue-point="1">
          <text:p text:style-name="P12"/>
        </draw:connector>
        <draw:connector draw:style-name="gr5" draw:text-style-name="P3" draw:layer="layout" draw:type="curve" draw:line-skew="5.218cm -1.16cm" svg:x1="10.172cm" svg:y1="7.723cm" svg:x2="9.026cm" svg:y2="10.525cm" draw:start-shape="id18" draw:start-glue-point="6" draw:end-shape="id17" draw:end-glue-point="1">
          <text:p text:style-name="P12"/>
        </draw:connector>
        <draw:connector draw:style-name="gr48" draw:text-style-name="P3" draw:layer="layout" draw:type="curve" draw:line-skew="-3.373cm" svg:x1="6.486cm" svg:y1="10.525cm" svg:x2="6.49cm" svg:y2="19.68cm" draw:start-shape="id17" draw:start-glue-point="3" draw:end-shape="id15" draw:end-glue-point="3">
          <text:p text:style-name="P12"/>
        </draw:connector>
        <draw:custom-shape draw:style-name="gr12" draw:text-style-name="P2" draw:layer="layout" svg:width="4.064cm" svg:height="1.524cm" svg:x="9.144cm" svg:y="11.65cm">
          <text:p text:style-name="P12"/>
          <draw:enhanced-geometry svg:viewBox="0 0 21600 21600" draw:mirror-horizontal="false" draw:mirror-vertical="false" draw:type="rectangle" draw:enhanced-path="M 0 0 L 21600 0 21600 21600 0 21600 0 0 Z N"/>
        </draw:custom-shape>
        <draw:custom-shape draw:style-name="gr14" draw:text-style-name="P11" draw:id="id22" draw:layer="layout" svg:width="3.036cm" svg:height="2.54cm" svg:x="10.172cm" svg:y="10.576cm">
          <text:p text:style-name="P1"><text:span text:style-name="T4">LVS</text:span></text:p>
          <text:p text:style-name="P1"><text:span text:style-name="T8">NAT</text:span></text:p>
          <text:p text:style-name="P1"><text:span text:style-name="T8">(Failover)</text:span></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frame draw:style-name="gr49" draw:text-style-name="P20" draw:layer="layout" svg:width="1.27cm" svg:height="1.524cm" svg:x="9.144cm" svg:y="11.592cm">
          <draw:text-box>
            <text:p text:style-name="P20"><text:span text:style-name="T12">MPP</text:span></text:p>
          </draw:text-box>
        </draw:frame>
        <draw:connector draw:style-name="gr50" draw:text-style-name="P3" draw:layer="layout" draw:line-skew="0.466cm" svg:x1="13.206cm" svg:y1="11.845cm" svg:x2="13.206cm" svg:y2="7.723cm" draw:start-shape="id22" draw:start-glue-point="10" draw:end-shape="id18" draw:end-glue-point="10">
          <text:p text:style-name="P12"/>
        </draw:connector>
        <draw:frame draw:style-name="gr51" draw:text-style-name="P23" draw:layer="layout" svg:width="1.013cm" svg:height="3.556cm" svg:x="14.073cm" svg:y="8.036cm">
          <draw:text-box>
            <text:p text:style-name="P23"><text:span text:style-name="T13">Linux Heartbeat</text:span></text:p>
          </draw:text-box>
        </draw:frame>
        <draw:custom-shape draw:style-name="gr12" draw:text-style-name="P2" draw:id="id24" draw:layer="layout" svg:width="4.121cm" svg:height="1.524cm" svg:x="9.087cm" svg:y="16.926cm">
          <text:p text:style-name="P12"/>
          <draw:enhanced-geometry svg:viewBox="0 0 21600 21600" draw:mirror-horizontal="false" draw:mirror-vertical="false" draw:type="rectangle" draw:enhanced-path="M 0 0 L 21600 0 21600 21600 0 21600 0 0 Z N"/>
        </draw:custom-shape>
        <draw:frame draw:style-name="gr38" draw:text-style-name="P21" draw:layer="layout" svg:width="1.365cm" svg:height="1.524cm" svg:x="8.992cm" svg:y="16.926cm">
          <draw:text-box>
            <text:p text:style-name="P21"><text:span text:style-name="T12">MPP</text:span></text:p>
          </draw:text-box>
        </draw:frame>
        <draw:custom-shape draw:style-name="gr14" draw:text-style-name="P11" draw:layer="layout" svg:width="3.048cm" svg:height="2.54cm" svg:x="10.103cm" svg:y="16.979cm">
          <text:p text:style-name="P1"><text:span text:style-name="T4">LVS</text:span></text:p>
          <text:p text:style-name="P1"><text:span text:style-name="T8">NAT</text:span></text:p>
          <text:p text:style-name="P1"><text:span text:style-name="T8">(Failover)</text:span></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connector draw:style-name="gr50" draw:text-style-name="P3" draw:layer="layout" draw:line-skew="0.307cm" svg:x1="13.265cm" svg:y1="21.752cm" svg:x2="13.208cm" svg:y2="17.688cm" draw:start-shape="id23" draw:start-glue-point="1" draw:end-shape="id24" draw:end-glue-point="1">
          <text:p text:style-name="P12"/>
        </draw:connector>
        <draw:frame draw:style-name="gr51" draw:text-style-name="P23" draw:layer="layout" svg:width="1.013cm" svg:height="3.556cm" svg:x="14.073cm" svg:y="17.942cm">
          <draw:text-box>
            <text:p text:style-name="P23"><text:span text:style-name="T13">Linux Heartbeat</text:span></text:p>
          </draw:text-box>
        </draw:frame>
        <draw:line draw:style-name="gr52" draw:text-style-name="P3" draw:layer="layout" svg:x1="6.35cm" svg:y1="26.416cm" svg:x2="14.732cm" svg:y2="26.416cm">
          <text:p text:style-name="P12"/>
        </draw:line>
        <draw:frame draw:style-name="gr9" draw:text-style-name="P24" draw:layer="layout" svg:width="3.77cm" svg:height="0.848cm" svg:x="9.692cm" svg:y="3.81cm">
          <draw:text-box>
            <text:p text:style-name="P12"><text:span text:style-name="T14">NOC SITE #1</text:span></text:p>
          </draw:text-box>
        </draw:frame>
        <draw:frame draw:style-name="gr9" draw:text-style-name="P24" draw:layer="layout" svg:width="3.77cm" svg:height="0.848cm" svg:x="9.652cm" svg:y="25.568cm">
          <draw:text-box>
            <text:p text:style-name="P12"><text:span text:style-name="T14">NOC SITE #2</text:span></text:p>
          </draw:text-box>
        </draw:frame>
        <draw:line draw:style-name="gr52" draw:text-style-name="P3" draw:layer="layout" svg:x1="6.312cm" svg:y1="3.81cm" svg:x2="14.694cm" svg:y2="3.81cm">
          <text:p text:style-name="P12"/>
        </draw:line>
        <draw:line draw:style-name="gr15" draw:text-style-name="P3" draw:layer="layout" svg:x1="16.156cm" svg:y1="14.986cm" svg:x2="12.192cm" svg:y2="8.128cm">
          <text:p text:style-name="P12"/>
        </draw:line>
        <draw:line draw:style-name="gr15" draw:text-style-name="P3" draw:layer="layout" svg:x1="16.156cm" svg:y1="14.986cm" svg:x2="12.192cm" svg:y2="21.844cm">
          <text:p text:style-name="P12"/>
        </draw:line>
        <draw:line draw:style-name="gr26" draw:text-style-name="P3" draw:layer="layout" svg:x1="16.002cm" svg:y1="14.986cm" svg:x2="19.05cm" svg:y2="14.986cm">
          <text:p text:style-name="P12"/>
        </draw:line>
        <draw:custom-shape draw:style-name="gr1" draw:text-style-name="P2" draw:id="id25" draw:layer="layout" svg:width="2.209cm" svg:height="1.929cm" svg:x="17.841cm" svg:y="14.094cm">
          <text:p text:style-name="P1"><text:span text:style-name="T1">Web</text:span></text:p>
          <text:p text:style-name="P1"><text:span text:style-name="T1">Client</text:span></text:p>
          <draw:enhanced-geometry svg:viewBox="0 0 21600 21600" draw:type="rectangle" draw:enhanced-path="M 0 0 L 21600 0 21600 21600 0 21600 0 0 Z N"/>
        </draw:custom-shape>
        <draw:connector draw:style-name="gr5" draw:text-style-name="P3" draw:layer="layout" draw:type="curve" svg:x1="18.945cm" svg:y1="14.094cm" svg:x2="15.239cm" svg:y2="6.604cm" draw:start-shape="id25" draw:start-glue-point="0" draw:end-shape="id21" draw:end-glue-point="6">
          <text:p text:style-name="P12"/>
        </draw:connector>
        <draw:connector draw:style-name="gr5" draw:text-style-name="P3" draw:layer="layout" draw:type="curve" draw:line-skew="-0.996cm" svg:x1="18.945cm" svg:y1="16.023cm" svg:x2="15.239cm" svg:y2="23.368cm" draw:start-shape="id25" draw:start-glue-point="2" draw:end-shape="id20" draw:end-glue-point="4">
          <text:p text:style-name="P12"/>
        </draw:connector>
        <draw:custom-shape draw:style-name="gr25" draw:text-style-name="P2" draw:layer="layout" svg:width="3.556cm" svg:height="2.183cm" svg:x="16.013cm" svg:y="5.93cm">
          <text:p text:style-name="P1"><text:span text:style-name="T1">Smart</text:span></text:p>
          <text:p text:style-name="P1"><text:span text:style-name="T1">DNS #1</text:span></text:p>
          <text:p text:style-name="P1"><text:span text:style-name="T3">(Failo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 draw:layer="layout" svg:width="3.556cm" svg:height="2.162cm" svg:x="16.034cm" svg:y="21.923cm">
          <text:p text:style-name="P1"><text:span text:style-name="T1">Smart</text:span></text:p>
          <text:p text:style-name="P1"><text:span text:style-name="T1">DNS #2</text:span></text:p>
          <text:p text:style-name="P1"><text:span text:style-name="T3">(Failo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9" draw:text-style-name="P25" draw:layer="layout" svg:width="4.752cm" svg:height="0.763cm" svg:x="5.704cm" svg:y="13.824cm">
          <draw:text-box>
            <text:p text:style-name="P12"><text:span text:style-name="T15">FIREWALL/ROUTER</text:span></text:p>
          </draw:text-box>
        </draw:frame>
        <draw:frame draw:style-name="gr9" draw:text-style-name="P25" draw:layer="layout" svg:width="4.752cm" svg:height="0.763cm" svg:x="5.716cm" svg:y="15.493cm">
          <draw:text-box>
            <text:p text:style-name="P12"><text:span text:style-name="T15">FIREWALL/ROUTER</text:span></text:p>
          </draw:text-box>
        </draw:frame>
        <draw:line draw:style-name="gr16" draw:text-style-name="P3" draw:layer="layout" svg:x1="11.43cm" svg:y1="8.382cm" svg:x2="8.636cm" svg:y2="10.414cm">
          <text:p text:style-name="P12"/>
        </draw:line>
        <draw:line draw:style-name="gr17" draw:text-style-name="P3" draw:layer="layout" svg:x1="11.43cm" svg:y1="21.59cm" svg:x2="8.636cm" svg:y2="20.066cm">
          <text:p text:style-name="P12"/>
        </draw:line>
      </draw:page>
      <draw:page draw:name="page7" draw:style-name="dp1" draw:master-page-name="Default">
        <office:forms form:automatic-focus="false" form:apply-design-mode="false"/>
        <draw:custom-shape draw:style-name="gr12" draw:text-style-name="P2" draw:id="id30" draw:layer="layout" svg:width="5.334cm" svg:height="3.302cm" svg:x="3.748cm" svg:y="12.6cm">
          <text:p text:style-name="P12"/>
          <draw:enhanced-geometry svg:viewBox="0 0 21600 21600" draw:mirror-horizontal="false" draw:mirror-vertical="false" draw:type="rectangle" draw:enhanced-path="M 0 0 L 21600 0 21600 21600 0 21600 0 0 Z N"/>
        </draw:custom-shape>
        <draw:custom-shape draw:style-name="gr53" draw:text-style-name="P1" draw:id="id29" draw:layer="layout" svg:width="3.891cm" svg:height="2.486cm" svg:x="4.064cm" svg:y="12.659cm">
          <text:p text:style-name="P1"><text:span text:style-name="T1">MySQL #2</text:span></text:p>
          <text:p text:style-name="P1"><text:span text:style-name="T2">10.0.0.2</text:span></text:p>
          <text:p text:style-name="P1"><text:span text:style-name="T3">(secondary)</text:span></text:p>
          <draw:enhanced-geometry svg:viewBox="0 0 21600 21600" draw:type="rectangle" draw:enhanced-path="M 0 0 L 21600 0 21600 21600 0 21600 0 0 Z N"/>
        </draw:custom-shape>
        <draw:frame draw:style-name="gr13" draw:text-style-name="P10" draw:id="id28" draw:layer="layout" svg:width="1.369cm" svg:height="3.302cm" svg:x="7.874cm" svg:y="12.6cm">
          <draw:text-box>
            <text:p text:style-name="P10"><text:span text:style-name="T6">MPP</text:span></text:p>
          </draw:text-box>
        </draw:frame>
        <draw:custom-shape draw:style-name="gr12" draw:text-style-name="P2" draw:id="id27" draw:layer="layout" svg:width="5.334cm" svg:height="3.302cm" svg:x="3.809cm" svg:y="4.572cm">
          <text:p text:style-name="P12"/>
          <draw:enhanced-geometry svg:viewBox="0 0 21600 21600" draw:mirror-horizontal="false" draw:mirror-vertical="false" draw:type="rectangle" draw:enhanced-path="M 0 0 L 21600 0 21600 21600 0 21600 0 0 Z N"/>
        </draw:custom-shape>
        <draw:custom-shape draw:style-name="gr1" draw:text-style-name="P2" draw:layer="layout" svg:width="3.965cm" svg:height="2.508cm" svg:x="12.953cm" svg:y="8.955cm">
          <text:p text:style-name="P1"><text:span text:style-name="T1">Web Server</text:span></text:p>
          <text:p text:style-name="P1"><text:span text:style-name="T2">192.168.1.1</text:span></text:p>
          <draw:enhanced-geometry svg:viewBox="0 0 21600 21600" draw:type="rectangle" draw:enhanced-path="M 0 0 L 21600 0 21600 21600 0 21600 0 0 Z N"/>
        </draw:custom-shape>
        <draw:frame draw:style-name="gr10" draw:text-style-name="P7" draw:layer="layout" svg:width="2.794cm" svg:height="1.799cm" svg:x="3.556cm" svg:y="9.377cm">
          <draw:text-box>
            <text:p text:style-name="P6"><text:span text:style-name="T4">MySQL</text:span></text:p>
            <text:p text:style-name="P6"><text:span text:style-name="T4">Replication</text:span></text:p>
            <text:p text:style-name="P6"><text:span text:style-name="T4">Link</text:span></text:p>
          </draw:text-box>
        </draw:frame>
        <draw:frame draw:style-name="gr9" draw:text-style-name="P8" draw:layer="layout" svg:width="7.847cm" svg:height="1.275cm" svg:x="5.061cm" svg:y="2.535cm">
          <draw:text-box>
            <text:p text:style-name="P1"><text:span text:style-name="T5">SINGLE SITE LOCATION</text:span></text:p>
            <text:p text:style-name="P1"><text:span text:style-name="T5">USING MPP ON LinuxVirtualServer</text:span></text:p>
          </draw:text-box>
        </draw:frame>
        <draw:custom-shape draw:style-name="gr54" draw:text-style-name="P26" draw:id="id26" draw:layer="layout" svg:width="3.719cm" svg:height="2.54cm" svg:x="7.799cm" svg:y="8.89cm">
          <text:p text:style-name="P1"><text:span text:style-name="T4">LVS</text:span></text:p>
          <text:p text:style-name="P1"><text:span text:style-name="T7">192.168.2.1</text:span></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line draw:style-name="gr15" draw:text-style-name="P3" draw:layer="layout" svg:x1="12.953cm" svg:y1="10.16cm" svg:x2="11.429cm" svg:y2="10.16cm">
          <text:p text:style-name="P12"/>
        </draw:line>
        <draw:custom-shape draw:style-name="gr53" draw:text-style-name="P1" draw:id="id31" draw:layer="layout" svg:width="3.952cm" svg:height="2.486cm" svg:x="4.064cm" svg:y="5.331cm">
          <text:p text:style-name="P1"><text:span text:style-name="T1">MySQL #1</text:span></text:p>
          <text:p text:style-name="P1"><text:span text:style-name="T2">10.0.0.1</text:span></text:p>
          <text:p text:style-name="P1"><text:span text:style-name="T3">(primary)</text:span></text:p>
          <draw:enhanced-geometry svg:viewBox="0 0 21600 21600" draw:type="rectangle" draw:enhanced-path="M 0 0 L 21600 0 21600 21600 0 21600 0 0 Z N"/>
        </draw:custom-shape>
        <draw:frame draw:style-name="gr13" draw:text-style-name="P10" draw:layer="layout" svg:width="1.369cm" svg:height="3.302cm" svg:x="7.935cm" svg:y="4.572cm">
          <draw:text-box>
            <text:p text:style-name="P10"><text:span text:style-name="T6">MPP</text:span></text:p>
          </draw:text-box>
        </draw:frame>
        <draw:line draw:style-name="gr2" draw:text-style-name="P3" draw:layer="layout" svg:x1="6.349cm" svg:y1="7.62cm" svg:x2="6.349cm" svg:y2="12.954cm">
          <text:p text:style-name="P12"/>
        </draw:line>
        <draw:line draw:style-name="gr16" draw:text-style-name="P3" draw:layer="layout" svg:x1="8.381cm" svg:y1="9.398cm" svg:x2="7.365cm" svg:y2="7.62cm">
          <text:p text:style-name="P12"/>
        </draw:line>
        <draw:line draw:style-name="gr17" draw:text-style-name="P3" draw:layer="layout" svg:x1="8.381cm" svg:y1="10.922cm" svg:x2="7.365cm" svg:y2="12.954cm">
          <text:p text:style-name="P12"/>
        </draw:line>
        <draw:connector draw:style-name="gr55" draw:text-style-name="P11" draw:layer="layout" svg:x1="10.972cm" svg:y1="9.26cm" svg:x2="9.143cm" svg:y2="6.223cm" draw:start-shape="id26" draw:start-glue-point="11" draw:end-shape="id27">
          <text:p text:style-name="P12"/>
        </draw:connector>
        <draw:frame draw:style-name="gr18" draw:text-style-name="P12" draw:layer="layout" svg:width="1.533cm" svg:height="2.286cm" svg:x="10.159cm" svg:y="6.35cm">
          <draw:text-box>
            <text:p text:style-name="P1"><text:span text:style-name="T4">MONITOR</text:span></text:p>
            <text:p text:style-name="P1"><text:span text:style-name="T4">STATUS</text:span></text:p>
          </draw:text-box>
        </draw:frame>
        <draw:connector draw:style-name="gr56" draw:text-style-name="P3" draw:layer="layout" svg:x1="10.972cm" svg:y1="11.058cm" svg:x2="9.243cm" svg:y2="14.251cm" draw:start-shape="id26" draw:start-glue-point="9" draw:end-shape="id28" draw:end-glue-point="1">
          <text:p text:style-name="P12"/>
        </draw:connector>
        <draw:frame draw:style-name="gr18" draw:text-style-name="P12" draw:layer="layout" svg:width="1.533cm" svg:height="2.286cm" svg:x="10.159cm" svg:y="11.684cm">
          <draw:text-box>
            <text:p text:style-name="P1"><text:span text:style-name="T4">MONITOR</text:span></text:p>
            <text:p text:style-name="P1"><text:span text:style-name="T4">STATUS</text:span></text:p>
          </draw:text-box>
        </draw:frame>
        <draw:connector draw:style-name="gr57" draw:text-style-name="P3" draw:layer="layout" draw:line-skew="0cm -0.718cm" svg:x1="6.476cm" svg:y1="4.572cm" svg:x2="4.064cm" svg:y2="13.902cm" draw:start-shape="id27" draw:start-glue-point="0" draw:end-shape="id29" draw:end-glue-point="3">
          <text:p text:style-name="P12"/>
        </draw:connector>
        <draw:connector draw:style-name="gr58" draw:text-style-name="P3" draw:layer="layout" draw:line-skew="0cm -0.657cm" svg:x1="6.415cm" svg:y1="15.902cm" svg:x2="4.064cm" svg:y2="6.574cm" draw:start-shape="id30" draw:start-glue-point="2" draw:end-shape="id31" draw:end-glue-point="3">
          <text:p text:style-name="P12"/>
        </draw:connector>
        <draw:frame draw:style-name="gr59" draw:text-style-name="P11" draw:layer="layout" svg:width="1.017cm" svg:height="7.62cm" svg:x="2.285cm" svg:y="6.35cm">
          <draw:text-box>
            <text:p text:style-name="P11"><text:span text:style-name="T4">MPP MySQL MONITORING</text:span></text:p>
          </draw:text-box>
        </draw:frame>
      </draw:page>
      <draw:page draw:name="page8" draw:style-name="dp1" draw:master-page-name="Default">
        <draw:custom-shape draw:style-name="gr60" draw:text-style-name="P3" draw:layer="layout" svg:width="7.62cm" svg:height="7.62cm" svg:x="3.81cm" svg:y="6.35cm">
          <text:p text:style-name="P12"/>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page>
      <draw:page draw:name="page9" draw:style-name="dp1" draw:master-page-name="Default">
        <draw:custom-shape draw:style-name="gr61" draw:text-style-name="P3" draw:layer="layout" svg:width="3.556cm" svg:height="3.556cm" svg:x="3.768cm" svg:y="6.342cm">
          <text:p text:style-name="P1">Springfield</text:p>
          <text:p text:style-name="P1">Illinois</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61" draw:text-style-name="P3" draw:layer="layout" svg:width="3.556cm" svg:height="3.556cm" svg:x="14.157cm" svg:y="6.309cm">
          <text:p text:style-name="P1">Chicago</text:p>
          <text:p text:style-name="P1">Illinois</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frame draw:style-name="gr62" draw:text-style-name="P27" draw:layer="layout" svg:width="19.02cm" svg:height="3.059cm" svg:x="1.27cm" svg:y="1.477cm">
          <draw:text-box>
            <text:p text:style-name="P1"><text:span text:style-name="T16">Software Failover with</text:span></text:p>
            <text:p text:style-name="P1"><text:span text:style-name="T16">MPP</text:span></text:p>
            <text:p text:style-name="P1"><text:span text:style-name="T17">(MySQL-Pool-Poller)</text:span></text:p>
          </draw:text-box>
        </draw:frame>
        <draw:polygon draw:style-name="gr63" draw:text-style-name="P3" draw:layer="layout" svg:width="6.858cm" svg:height="3.556cm" svg:x="5.588cm" svg:y="13.208cm" svg:viewBox="0 0 6859 3557" draw:points="0,762 1778,2032 2286,762 5080,1778 6858,0 6858,1778 5080,3556 2540,1524 2032,2540 0,1270">
          <text:p text:style-name="P12"/>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Linear_20_Sun3_2f_Sun2" draw:display-name="Linear Sun3/Sun2" draw:style="linear" draw:start-color="#9999cc" draw:end-color="#666699" draw:start-intensity="100%" draw:end-intensity="100%" draw:angle="450" draw:border="0%"/>
    <draw:gradient draw:name="Radial_20_blue_2f_white" draw:display-name="Radial blue/white" draw:style="radial" draw:cx="0%" draw:cy="0%" draw:start-color="#000080" draw:end-color="#ffffff" draw:start-intensity="100%" draw:end-intensity="1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902" svg:d="m564 0-564 902h1131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449-1008-22-30-29-12-34 12-21 26-449 1012-5 13v8l5 21 12 21 17 13 21 4h903l21-4 21-13 9-21 4-21v-8z"/>
    <draw:marker draw:name="Square" svg:viewBox="0 0 10 10" svg:d="m0 0h10v10h-1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Luxi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uxi Sans'" style:font-family-generic="roman" style:font-pitch="variable" fo:font-size="18pt" fo:font-style="normal" fo:text-shadow="none" style:text-underline-style="none" fo:font-weight="normal" style:font-family-asian="'Luxi San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1.27cm" fo:margin-bottom="1.3cm" fo:margin-left="1.27cm" fo:margin-right="1.3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6-07-05T09:34:49</meta:creation-date>
    <dc:date>2006-07-07T15:10:18</dc:date>
    <dc:language>en-US</dc:language>
    <meta:editing-cycles>70</meta:editing-cycles>
    <meta:editing-duration>PT12H56M38S</meta:editing-duration>
    <meta:user-defined meta:name="Info 1"/>
    <meta:user-defined meta:name="Info 2"/>
    <meta:user-defined meta:name="Info 3"/>
    <meta:user-defined meta:name="Info 4"/>
    <meta:document-statistic meta:object-count="192"/>
  </office:meta>
</office:document-meta>
</file>